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1" style:family="table-column">
      <style:table-column-properties fo:break-before="auto" style:column-width="1.65in"/>
    </style:style>
    <style:style style:name="co17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339in"/>
    </style:style>
    <style:style style:name="co4" style:family="table-column">
      <style:table-column-properties fo:break-before="auto" style:column-width="0.2744in"/>
    </style:style>
    <style:style style:name="co5" style:family="table-column">
      <style:table-column-properties fo:break-before="auto" style:column-width="0.4354in"/>
    </style:style>
    <style:style style:name="co6" style:family="table-column">
      <style:table-column-properties fo:break-before="auto" style:column-width="0.3193in"/>
    </style:style>
    <style:style style:name="co7" style:family="table-column">
      <style:table-column-properties fo:break-before="auto" style:column-width="0.489in"/>
    </style:style>
    <style:style style:name="co8" style:family="table-column">
      <style:table-column-properties fo:break-before="auto" style:column-width="1.9445in"/>
    </style:style>
    <style:style style:name="co9" style:family="table-column">
      <style:table-column-properties fo:break-before="auto" style:column-width="0.2854in"/>
    </style:style>
    <style:style style:name="co10" style:family="table-column">
      <style:table-column-properties fo:break-before="auto" style:column-width="0.3571in"/>
    </style:style>
    <style:style style:name="co11" style:family="table-column">
      <style:table-column-properties fo:break-before="auto" style:column-width="0.3638in"/>
    </style:style>
    <style:style style:name="co12" style:family="table-column">
      <style:table-column-properties fo:break-before="auto" style:column-width="0.3126in"/>
    </style:style>
    <style:style style:name="co13" style:family="table-column">
      <style:table-column-properties fo:break-before="auto" style:column-width="0.4283in"/>
    </style:style>
    <style:style style:name="co14" style:family="table-column">
      <style:table-column-properties fo:break-before="auto" style:column-width="0.9354in"/>
    </style:style>
    <style:style style:name="co15" style:family="table-column">
      <style:table-column-properties fo:break-before="auto" style:column-width="0.9709in"/>
    </style:style>
    <style:style style:name="co16" style:family="table-column">
      <style:table-column-properties fo:break-before="auto" style:column-width="2.2591in"/>
    </style:style>
    <style:style style:name="co18" style:family="table-column">
      <style:table-column-properties fo:break-before="auto" style:column-width="1.4445in"/>
    </style:style>
    <style:style style:name="co19" style:family="table-column">
      <style:table-column-properties fo:break-before="auto" style:column-width="0.3925in"/>
    </style:style>
    <style:style style:name="co20" style:family="table-column">
      <style:table-column-properties fo:break-before="auto" style:column-width="1.3866in"/>
    </style:style>
    <style:style style:name="co22" style:family="table-column">
      <style:table-column-properties fo:break-before="auto" style:column-width="1.6047in"/>
    </style:style>
    <style:style style:name="co23" style:family="table-column">
      <style:table-column-properties fo:break-before="auto" style:column-width="0.6583in"/>
    </style:style>
    <style:style style:name="co24" style:family="table-column">
      <style:table-column-properties fo:break-before="auto" style:column-width="0.6764in"/>
    </style:style>
    <style:style style:name="co25" style:family="table-column">
      <style:table-column-properties fo:break-before="auto" style:column-width="0.961in"/>
    </style:style>
    <style:style style:name="co26" style:family="table-column">
      <style:table-column-properties fo:break-before="auto" style:column-width="1.3925in"/>
    </style:style>
    <style:style style:name="co27" style:family="table-column">
      <style:table-column-properties fo:break-before="auto" style:column-width="0.5535in"/>
    </style:style>
    <style:style style:name="co28" style:family="table-column">
      <style:table-column-properties fo:break-before="auto" style:column-width="0.4457in"/>
    </style:style>
    <style:style style:name="ro2" style:family="table-row">
      <style:table-row-properties style:row-height="0.1744in" fo:break-before="auto" style:use-optimal-row-height="true"/>
    </style:style>
    <style:style style:name="ro8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8335in" fo:break-before="auto" style:use-optimal-row-height="true"/>
    </style:style>
    <style:style style:name="ro5" style:family="table-row">
      <style:table-row-properties style:row-height="0.3008in" fo:break-before="auto" style:use-optimal-row-height="true"/>
    </style:style>
    <style:style style:name="ro6" style:family="table-row">
      <style:table-row-properties style:row-height="0.3472in" fo:break-before="auto" style:use-optimal-row-height="true"/>
    </style:style>
    <style:style style:name="ro7" style:family="table-row">
      <style:table-row-properties style:row-height="1.1571in" fo:break-before="auto" style:use-optimal-row-height="true"/>
    </style:style>
    <style:style style:name="ro9" style:family="table-row">
      <style:table-row-properties style:row-height="0.6709in" fo:break-before="auto" style:use-optimal-row-height="true"/>
    </style:style>
    <style:style style:name="ro10" style:family="table-row">
      <style:table-row-properties style:row-height="0.5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="0.0008in solid #000000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008in solid #000000"/>
      <style:text-properties style:font-name="Arial" fo:font-size="10pt" style:font-size-asian="10pt" style:font-size-complex="10pt"/>
    </style:style>
    <style:style style:name="ce15" style:family="table-cell" style:parent-style-name="Default"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1">
      <style:table-cell-properties fo:border="0.0008in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9" style:family="table-cell" style:parent-style-name="Default" style:data-style-name="N37"/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"/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rial" style:font-name-asian="Arial Unicode MS" style:font-name-complex="Arial Unicode MS"/>
    </style:style>
    <style:style style:name="ce3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75"/>
    <style:style style:name="gr2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99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268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592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469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Fin_20_de_20_líne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h" style:country-asian="CN" style:font-style-asian="normal" style:font-weight-asian="normal" style:font-name-complex="Helvetic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WR Stats" table:style-name="ta1" table:print="false"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ce15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number-columns-repeated="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Default"/>
        <table:table-column table:style-name="co15" table:default-cell-style-name="ce16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row table:style-name="ro8">
          <table:table-cell table:style-name="ce5" office:value-type="string">
            <text:p>M</text:p>
          </table:table-cell>
          <table:table-cell table:style-name="ce5" office:value-type="string">
            <text:p>Wi</text:p>
          </table:table-cell>
          <table:table-cell table:style-name="ce5" office:value-type="string">
            <text:p>Wf</text:p>
          </table:table-cell>
          <table:table-cell table:style-name="ce5" office:value-type="string">
            <text:p>SAM</text:p>
          </table:table-cell>
          <table:table-cell table:style-name="ce5" office:value-type="string">
            <text:p>HC</text:p>
          </table:table-cell>
          <table:table-cell table:style-name="ce5" office:value-type="string">
            <text:p>Links</text:p>
          </table:table-cell>
          <table:table-cell/>
          <table:table-cell table:style-name="ce7" table:formula="of:=WEEKNUM(TODAY();1)" office:value-type="float" office:value="31">
            <office:annotation draw:style-name="gr3" draw:text-style-name="P1" svg:width="1.1933in" svg:height="0.3472in" svg:x="2.9059in" svg:y="0in" draw:caption-point-x="-0.2402in" draw:caption-point-y="0.0043in">
              <dc:date>2013-06-19T00:00:00</dc:date>
              <text:p text:style-name="P1"><text:span text:style-name="T1">Present week #</text:span></text:p>
            </office:annotation>
            <text:p>31</text:p>
          </table:table-cell>
          <table:table-cell table:style-name="ce10" office:value-type="string">
            <text:p><text:a xlink:href="http://dashb-ssb.cern.ch/dashboard/request.py/siteviewhistory?columnid=152&amp;debug=false#time=168&amp;start_date=&amp;end_date=&amp;values=false&amp;spline=false&amp;debug=false&amp;resample=false&amp;sites=all">Site</text:a></text:p>
          </table:table-cell>
          <table:table-cell table:style-name="ce5" office:value-type="string">
            <text:p>IN</text:p>
          </table:table-cell>
          <table:table-cell table:style-name="ce5" office:value-type="string">
            <text:p>Week In</text:p>
          </table:table-cell>
          <table:table-cell table:style-name="ce5" office:value-type="string">
            <text:p>Out</text:p>
          </table:table-cell>
          <table:table-cell table:style-name="ce5" office:value-type="string">
            <text:p>already OUT</text:p>
          </table:table-cell>
          <table:table-cell table:style-name="ce5" office:value-type="string">
            <text:p>Week Out</text:p>
          </table:table-cell>
          <table:table-cell table:style-name="ce5" office:value-type="string">
            <text:p>Month</text:p>
          </table:table-cell>
          <table:table-cell table:style-name="ce5" office:value-type="string">
            <text:p>Total Weeks</text:p>
          </table:table-cell>
          <table:table-cell table:style-name="ce5" office:value-type="string">
            <text:p>Failed Test 1</text:p>
          </table:table-cell>
          <table:table-cell table:style-name="ce5" office:value-type="string">
            <text:p>Exit Code</text:p>
          </table:table-cell>
          <table:table-cell table:style-name="ce5" office:value-type="string">
            <text:p>Failed Test 2</text:p>
          </table:table-cell>
          <table:table-cell table:style-name="ce5" office:value-type="string">
            <text:p>Exit Code 2</text:p>
          </table:table-cell>
          <table:table-cell/>
          <table:table-cell table:style-name="ce18" office:value-type="string">
            <text:p>Last update</text:p>
          </table:table-cell>
        </table:table-row>
        <table:table-row table:style-name="ro2">
          <table:table-cell table:style-name="ce6" office:value-type="string">
            <text:p>Jun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6">
            <text:p>26</text:p>
          </table:table-cell>
          <table:table-cell table:style-name="ce6" table:formula="of:=SUMPRODUCT(([.$O$2:.$O$30]=[.$A2])*([.$Q$2:.$Q$30]=[.D$1]))+SUMPRODUCT(([.$O$2:.$O$30]=[.$A2])*([.$S$2:.$S$30]=[.D$1]))" office:value-type="float" office:value="5">
            <text:p>5</text:p>
          </table:table-cell>
          <table:table-cell table:style-name="ce6" table:formula="of:=SUMPRODUCT(([.$O$2:.$O$30]=[.$A2])*([.$Q$2:.$Q$30]=[.E$1]))+SUMPRODUCT(([.$O$2:.$O$30]=[.$A2])*([.$S$2:.$S$30]=[.E$1]))" office:value-type="float" office:value="4">
            <text:p>4</text:p>
          </table:table-cell>
          <table:table-cell table:style-name="ce6" table:formula="of:=SUMPRODUCT(([.$O$2:.$O$30]=[.$A2])*([.$Q$2:.$Q$30]=[.F$1]))+SUMPRODUCT(([.$O$2:.$O$30]=[.$A2])*([.$S$2:.$S$30]=[.F$1]))" office:value-type="float" office:value="10">
            <text:p>10</text:p>
          </table:table-cell>
          <table:table-cell/>
          <table:table-cell table:style-name="ce6" office:value-type="float" office:value="1">
            <text:p>1</text:p>
          </table:table-cell>
          <table:table-cell table:style-name="ce11" office:value-type="string">
            <text:p><text:a xlink:href="http://dashb-ssb.cern.ch/dashboard/request.py/siteview?view=default&amp;site=T2_BR_UERJ">T2_BR_UERJ</text:a></text:p>
          </table:table-cell>
          <table:table-cell table:style-name="ce6" table:formula="of:=IF([.K2]=[.$H$1];&quot;X&quot;;&quot;&quot;)">
            <text:p/>
          </table:table-cell>
          <table:table-cell table:style-name="ce6" office:value-type="float" office:value="20">
            <text:p>20</text:p>
          </table:table-cell>
          <table:table-cell table:style-name="ce6" table:formula="of:=IF([.N2]=[.$H$1];&quot;X&quot;;&quot;&quot;)">
            <text:p/>
          </table:table-cell>
          <table:table-cell table:style-name="ce6" table:formula="of:=IF(ISBLANK([.N2]);&quot;o&quot;;&quot;X&quot;)" office:value-type="string" office:string-value="o">
            <text:p>o</text:p>
          </table:table-cell>
          <table:table-cell table:style-name="ce6"/>
          <table:table-cell table:style-name="ce6" table:formula="of:=IF([.K2]&lt;=[.$C$2];[.$A$2];IF([.K2]&lt;=[.$C$3];[.$A$3];IF([.K2]&lt;=[.$C$4];[.$A$4])))" office:value-type="string" office:string-value="Jun">
            <text:p>Jun</text:p>
          </table:table-cell>
          <table:table-cell table:style-name="ce7" table:formula="of:=IF([.M2]=&quot;X&quot;;[.N2]-[.K2];[.$H$1]-[.K2])" office:value-type="float" office:value="11">
            <text:p>11</text:p>
          </table:table-cell>
          <table:table-cell table:style-name="ce6" office:value-type="string">
            <text:p>SAM</text:p>
          </table:table-cell>
          <table:table-cell table:style-name="ce9" office:value-type="string">
            <text:p>all</text:p>
          </table:table-cell>
          <table:table-cell table:style-name="ce6" office:value-type="string">
            <text:p>Links</text:p>
          </table:table-cell>
          <table:table-cell table:style-name="ce9" office:value-type="string">
            <text:p>network provider issue</text:p>
          </table:table-cell>
          <table:table-cell/>
          <table:table-cell table:style-name="ce19" office:value-type="date" office:date-value="2013-07-29">
            <text:p>07/29/13</text:p>
          </table:table-cell>
        </table:table-row>
        <table:table-row table:style-name="ro2">
          <table:table-cell table:style-name="ce6" office:value-type="string">
            <text:p>Jul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1">
            <text:p>31</text:p>
          </table:table-cell>
          <table:table-cell table:style-name="ce6" table:formula="of:=SUMPRODUCT(([.$O$2:.$O$30]=[.$A3])*([.$Q$2:.$Q$30]=[.D$1]))+SUMPRODUCT(([.$O$2:.$O$30]=[.$A3])*([.$S$2:.$S$30]=[.D$1]))" office:value-type="float" office:value="1">
            <text:p>1</text:p>
          </table:table-cell>
          <table:table-cell table:style-name="ce6" table:formula="of:=SUMPRODUCT(([.$O$2:.$O$30]=[.$A3])*([.$Q$2:.$Q$30]=[.E$1]))+SUMPRODUCT(([.$O$2:.$O$30]=[.$A3])*([.$S$2:.$S$30]=[.E$1]))" office:value-type="float" office:value="0">
            <text:p>0</text:p>
          </table:table-cell>
          <table:table-cell table:style-name="ce6" table:formula="of:=SUMPRODUCT(([.$O$2:.$O$30]=[.$A3])*([.$Q$2:.$Q$30]=[.F$1]))+SUMPRODUCT(([.$O$2:.$O$30]=[.$A3])*([.$S$2:.$S$30]=[.F$1]))" office:value-type="float" office:value="2">
            <text:p>2</text:p>
          </table:table-cell>
          <table:table-cell/>
          <table:table-cell table:style-name="ce6" office:value-type="float" office:value="2">
            <text:p>2</text:p>
          </table:table-cell>
          <table:table-cell table:style-name="ce11" office:value-type="string">
            <text:p><text:a xlink:href="http://dashb-ssb.cern.ch/dashboard/request.py/siteview?view=default&amp;site=T2_IN_TIFR">T2_IN_TIFR</text:a></text:p>
          </table:table-cell>
          <table:table-cell table:style-name="ce6" table:formula="of:=IF([.K3]=[.$H$1];&quot;X&quot;;&quot;&quot;)">
            <text:p/>
          </table:table-cell>
          <table:table-cell table:style-name="ce6" office:value-type="float" office:value="19">
            <text:p>19</text:p>
          </table:table-cell>
          <table:table-cell table:style-name="ce6" table:formula="of:=IF([.N3]=[.$H$1];&quot;X&quot;;&quot;&quot;)">
            <text:p/>
          </table:table-cell>
          <table:table-cell table:style-name="ce6" table:formula="of:=IF(ISBLANK([.N3]);&quot;o&quot;;&quot;X&quot;)" office:value-type="string" office:string-value="o">
            <text:p>o</text:p>
          </table:table-cell>
          <table:table-cell table:style-name="ce6"/>
          <table:table-cell table:style-name="ce6" table:formula="of:=IF([.K3]&lt;=[.$C$2];[.$A$2];IF([.K3]&lt;=[.$C$3];[.$A$3];IF([.K3]&lt;=[.$C$4];[.$A$4])))" office:value-type="string" office:string-value="Jun">
            <text:p>Jun</text:p>
          </table:table-cell>
          <table:table-cell table:style-name="ce7" table:formula="of:=IF([.M3]=&quot;X&quot;;[.N3]-[.K3];[.$H$1]-[.K3])" office:value-type="float" office:value="12">
            <text:p>12</text:p>
          </table:table-cell>
          <table:table-cell table:style-name="ce6" office:value-type="string">
            <text:p>Links</text:p>
          </table:table-cell>
          <table:table-cell table:style-name="ce9" office:value-type="string">
            <text:p>0/8 Good T2 to T1s</text:p>
          </table:table-cell>
          <table:table-cell table:style-name="ce6"/>
          <table:table-cell table:style-name="ce9"/>
          <table:table-cell table:number-columns-repeated="2"/>
        </table:table-row>
        <table:table-row table:style-name="ro4">
          <table:table-cell table:style-name="ce6" office:value-type="string">
            <text:p>Aug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5">
            <text:p>35</text:p>
          </table:table-cell>
          <table:table-cell table:style-name="ce6" table:formula="of:=SUMPRODUCT(([.$O$2:.$O$30]=[.$A4])*([.$Q$2:.$Q$30]=[.D$1]))+SUMPRODUCT(([.$O$2:.$O$30]=[.$A4])*([.$S$2:.$S$30]=[.D$1]))" office:value-type="float" office:value="0">
            <text:p>0</text:p>
          </table:table-cell>
          <table:table-cell table:style-name="ce6" table:formula="of:=SUMPRODUCT(([.$O$2:.$O$30]=[.$A4])*([.$Q$2:.$Q$30]=[.E$1]))+SUMPRODUCT(([.$O$2:.$O$30]=[.$A4])*([.$S$2:.$S$30]=[.E$1]))" office:value-type="float" office:value="0">
            <text:p>0</text:p>
          </table:table-cell>
          <table:table-cell table:style-name="ce6" table:formula="of:=SUMPRODUCT(([.$O$2:.$O$30]=[.$A4])*([.$Q$2:.$Q$30]=[.F$1]))+SUMPRODUCT(([.$O$2:.$O$30]=[.$A4])*([.$S$2:.$S$30]=[.F$1]))" office:value-type="float" office:value="0">
            <text:p>0</text:p>
          </table:table-cell>
          <table:table-cell/>
          <table:table-cell table:style-name="ce6" office:value-type="float" office:value="3">
            <text:p>3</text:p>
          </table:table-cell>
          <table:table-cell table:style-name="ce11" office:value-type="string">
            <text:p><text:a xlink:href="http://dashb-ssb.cern.ch/dashboard/request.py/siteview?view=default&amp;site=T2_MY_UPM_BIRUNI">T2_MY_UPM_BIRUNI</text:a> (new)</text:p>
          </table:table-cell>
          <table:table-cell table:style-name="ce6" table:formula="of:=IF([.K4]=[.$H$1];&quot;X&quot;;&quot;&quot;)">
            <text:p/>
          </table:table-cell>
          <table:table-cell table:style-name="ce6" office:value-type="float" office:value="19">
            <text:p>19</text:p>
          </table:table-cell>
          <table:table-cell table:style-name="ce6" table:formula="of:=IF([.N4]=[.$H$1];&quot;X&quot;;&quot;&quot;)">
            <text:p/>
          </table:table-cell>
          <table:table-cell table:style-name="ce6" table:formula="of:=IF(ISBLANK([.N4]);&quot;o&quot;;&quot;X&quot;)" office:value-type="string" office:string-value="o">
            <text:p>o</text:p>
          </table:table-cell>
          <table:table-cell table:style-name="ce6"/>
          <table:table-cell table:style-name="ce6" table:formula="of:=IF([.K4]&lt;=[.$C$2];[.$A$2];IF([.K4]&lt;=[.$C$3];[.$A$3];IF([.K4]&lt;=[.$C$4];[.$A$4])))" office:value-type="string" office:string-value="Jun">
            <text:p>Jun</text:p>
          </table:table-cell>
          <table:table-cell table:style-name="ce7" table:formula="of:=IF([.M4]=&quot;X&quot;;[.N4]-[.K4];[.$H$1]-[.K4])" office:value-type="float" office:value="12">
            <text:p>12</text:p>
          </table:table-cell>
          <table:table-cell table:style-name="ce6" office:value-type="string">
            <text:p>SAM</text:p>
          </table:table-cell>
          <table:table-cell table:style-name="ce17" office:value-type="string">
            <text:p>0% - CREAM CE:</text:p>
            <text:p>Org.cms.WN-frontier</text:p>
            <text:p>org.cms.WN-mc</text:p>
            <text:p>org.cms.WN-squid</text:p>
            <text:p>org.cms.WN-swinst</text:p>
          </table:table-cell>
          <table:table-cell table:style-name="ce6"/>
          <table:table-cell table:style-name="ce9"/>
          <table:table-cell table:number-columns-repeated="2"/>
        </table:table-row>
        <table:table-row table:style-name="ro2">
          <table:table-cell table:number-columns-repeated="7"/>
          <table:table-cell table:style-name="ce6" office:value-type="float" office:value="4">
            <text:p>4</text:p>
          </table:table-cell>
          <table:table-cell table:style-name="ce11" office:value-type="string">
            <text:p><text:a xlink:href="http://dashb-ssb.cern.ch/dashboard/request.py/siteview?view=default&amp;site=T2_PK_NCP">T2_PK_NCP</text:a></text:p>
          </table:table-cell>
          <table:table-cell table:style-name="ce6" table:formula="of:=IF([.K5]=[.$H$1];&quot;X&quot;;&quot;&quot;)">
            <text:p/>
          </table:table-cell>
          <table:table-cell table:style-name="ce6" office:value-type="float" office:value="19">
            <text:p>19</text:p>
          </table:table-cell>
          <table:table-cell table:style-name="ce6" table:formula="of:=IF([.N5]=[.$H$1];&quot;X&quot;;&quot;&quot;)">
            <text:p/>
          </table:table-cell>
          <table:table-cell table:style-name="ce6" table:formula="of:=IF(ISBLANK([.N5]);&quot;o&quot;;&quot;X&quot;)" office:value-type="string" office:string-value="o">
            <text:p>o</text:p>
          </table:table-cell>
          <table:table-cell table:style-name="ce6"/>
          <table:table-cell table:style-name="ce6" table:formula="of:=IF([.K5]&lt;=[.$C$2];[.$A$2];IF([.K5]&lt;=[.$C$3];[.$A$3];IF([.K5]&lt;=[.$C$4];[.$A$4])))" office:value-type="string" office:string-value="Jun">
            <text:p>Jun</text:p>
          </table:table-cell>
          <table:table-cell table:style-name="ce7" table:formula="of:=IF([.M5]=&quot;X&quot;;[.N5]-[.K5];[.$H$1]-[.K5])" office:value-type="float" office:value="12">
            <text:p>12</text:p>
          </table:table-cell>
          <table:table-cell table:style-name="ce6" office:value-type="string">
            <text:p>HC</text:p>
          </table:table-cell>
          <table:table-cell table:style-name="ce9" office:value-type="string">
            <text:p>n/a</text:p>
          </table:table-cell>
          <table:table-cell table:style-name="ce6" office:value-type="string">
            <text:p>Links</text:p>
          </table:table-cell>
          <table:table-cell table:style-name="ce9" office:value-type="string">
            <text:p>n/a good links to/from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6" office:value-type="float" office:value="5">
            <text:p>5</text:p>
          </table:table-cell>
          <table:table-cell table:style-name="ce11" office:value-type="string">
            <text:p><text:a xlink:href="http://dashb-ssb.cern.ch/dashboard/request.py/sitehistory?site=T2_RU_INR#currentView=site_readiness">T2_RU_INR</text:a></text:p>
          </table:table-cell>
          <table:table-cell table:style-name="ce6" table:formula="of:=IF([.K6]=[.$H$1];&quot;X&quot;;&quot;&quot;)">
            <text:p/>
          </table:table-cell>
          <table:table-cell table:style-name="ce6" office:value-type="float" office:value="24">
            <text:p>24</text:p>
          </table:table-cell>
          <table:table-cell table:style-name="ce6" table:formula="of:=IF([.N6]=[.$H$1];&quot;X&quot;;&quot;&quot;)">
            <text:p/>
          </table:table-cell>
          <table:table-cell table:style-name="ce6" table:formula="of:=IF(ISBLANK([.N6]);&quot;o&quot;;&quot;X&quot;)" office:value-type="string" office:string-value="o">
            <text:p>o</text:p>
          </table:table-cell>
          <table:table-cell table:style-name="ce6"/>
          <table:table-cell table:style-name="ce6" table:formula="of:=IF([.K6]&lt;=[.$C$2];[.$A$2];IF([.K6]&lt;=[.$C$3];[.$A$3];IF([.K6]&lt;=[.$C$4];[.$A$4])))" office:value-type="string" office:string-value="Jun">
            <text:p>Jun</text:p>
          </table:table-cell>
          <table:table-cell table:style-name="ce7" table:formula="of:=IF([.M6]=&quot;X&quot;;[.N6]-[.K6];[.$H$1]-[.K6])" office:value-type="float" office:value="7">
            <text:p>7</text:p>
          </table:table-cell>
          <table:table-cell table:style-name="ce6" office:value-type="string">
            <text:p>HC</text:p>
          </table:table-cell>
          <table:table-cell table:style-name="ce9" office:value-type="string">
            <text:p>127 = Error loading shared library</text:p>
          </table:table-cell>
          <table:table-cell table:style-name="ce6" office:value-type="string">
            <text:p>Links</text:p>
          </table:table-cell>
          <table:table-cell table:style-name="ce9" office:value-type="string">
            <text:p>0/7 Good T2 to T1s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6" office:value-type="float" office:value="6">
            <text:p>6</text:p>
          </table:table-cell>
          <table:table-cell table:style-name="ce11" office:value-type="string">
            <text:p><text:a xlink:href="http://dashb-ssb.cern.ch/dashboard/request.py/siteview?view=default&amp;site=T2_RU_RRC_KI">T2_RU_RRC_KI</text:a></text:p>
          </table:table-cell>
          <table:table-cell table:style-name="ce6" table:formula="of:=IF([.K7]=[.$H$1];&quot;X&quot;;&quot;&quot;)">
            <text:p/>
          </table:table-cell>
          <table:table-cell table:style-name="ce6" office:value-type="float" office:value="19">
            <text:p>19</text:p>
          </table:table-cell>
          <table:table-cell table:style-name="ce6" table:formula="of:=IF([.N7]=[.$H$1];&quot;X&quot;;&quot;&quot;)">
            <text:p/>
          </table:table-cell>
          <table:table-cell table:style-name="ce6" table:formula="of:=IF(ISBLANK([.N7]);&quot;o&quot;;&quot;X&quot;)" office:value-type="string" office:string-value="o">
            <text:p>o</text:p>
          </table:table-cell>
          <table:table-cell table:style-name="ce6"/>
          <table:table-cell table:style-name="ce6" table:formula="of:=IF([.K7]&lt;=[.$C$2];[.$A$2];IF([.K7]&lt;=[.$C$3];[.$A$3];IF([.K7]&lt;=[.$C$4];[.$A$4])))" office:value-type="string" office:string-value="Jun">
            <text:p>Jun</text:p>
          </table:table-cell>
          <table:table-cell table:style-name="ce7" table:formula="of:=IF([.M7]=&quot;X&quot;;[.N7]-[.K7];[.$H$1]-[.K7])" office:value-type="float" office:value="12">
            <text:p>12</text:p>
          </table:table-cell>
          <table:table-cell table:style-name="ce6" office:value-type="string">
            <text:p>HC</text:p>
          </table:table-cell>
          <table:table-cell table:style-name="ce9" office:value-type="string">
            <text:p>8020 = FileOpenError</text:p>
          </table:table-cell>
          <table:table-cell table:style-name="ce6" office:value-type="string">
            <text:p>Links</text:p>
          </table:table-cell>
          <table:table-cell table:style-name="ce9" office:value-type="string">
            <text:p>0/8 Good T2 to T1s</text:p>
          </table:table-cell>
          <table:table-cell table:number-columns-repeated="2"/>
        </table:table-row>
        <table:table-row table:style-name="ro8">
          <table:table-cell table:number-columns-repeated="7"/>
          <table:table-cell table:style-name="ce6" office:value-type="float" office:value="7">
            <text:p>7</text:p>
          </table:table-cell>
          <table:table-cell table:style-name="ce8" office:value-type="string">
            <text:p><text:a xlink:href="http://dashb-ssb.cern.ch/dashboard/request.py/sitehistory?site=T2_RU_SINP#currentView=site_readiness">T2_RU_SINP</text:a></text:p>
          </table:table-cell>
          <table:table-cell table:style-name="ce6" table:formula="of:=IF([.K8]=[.$H$1];&quot;X&quot;;&quot;&quot;)">
            <text:p/>
          </table:table-cell>
          <table:table-cell table:style-name="ce6" office:value-type="float" office:value="26">
            <text:p>26</text:p>
          </table:table-cell>
          <table:table-cell table:style-name="ce6" table:formula="of:=IF([.N8]=[.$H$1];&quot;X&quot;;&quot;&quot;)">
            <text:p/>
          </table:table-cell>
          <table:table-cell table:style-name="ce6" table:formula="of:=IF(ISBLANK([.N8]);&quot;o&quot;;&quot;X&quot;)" office:value-type="string" office:string-value="o">
            <text:p>o</text:p>
          </table:table-cell>
          <table:table-cell table:style-name="ce6"/>
          <table:table-cell table:style-name="ce6" table:formula="of:=IF([.K8]&lt;=[.$C$2];[.$A$2];IF([.K8]&lt;=[.$C$3];[.$A$3];IF([.K8]&lt;=[.$C$4];[.$A$4])))" office:value-type="string" office:string-value="Jun">
            <text:p>Jun</text:p>
          </table:table-cell>
          <table:table-cell table:style-name="ce7" table:formula="of:=IF([.M8]=&quot;X&quot;;[.N8]-[.K8];[.$H$1]-[.K8])" office:value-type="float" office:value="5">
            <text:p>5</text:p>
          </table:table-cell>
          <table:table-cell table:style-name="ce6" office:value-type="string">
            <text:p>Links</text:p>
          </table:table-cell>
          <table:table-cell table:style-name="ce9" office:value-type="string">
            <text:p><text:a xlink:href="https://cmsweb.cern.ch/phedex/graphs/quality_all?link=link&amp;no_mss=true&amp;to_node=T[01]&amp;from_node=T2_RU_SINP&amp;starttime=1371772800&amp;span=3600&amp;endtime=1371859199">0/8 T2 to T1s</text:a></text:p>
          </table:table-cell>
          <table:table-cell table:style-name="ce6"/>
          <table:table-cell table:style-name="ce9"/>
          <table:table-cell table:number-columns-repeated="2"/>
        </table:table-row>
        <table:table-row table:style-name="ro5">
          <table:table-cell table:number-columns-repeated="7"/>
          <table:table-cell table:style-name="ce6" office:value-type="float" office:value="8">
            <text:p>8</text:p>
          </table:table-cell>
          <table:table-cell table:style-name="ce11" office:value-type="string">
            <text:p><text:a xlink:href="http://dashb-ssb.cern.ch/dashboard/request.py/siteview?view=default&amp;site=T2_TH_CUNSTDA">T2_TH_CUNSTDA</text:a> (never commissioned)</text:p>
          </table:table-cell>
          <table:table-cell table:style-name="ce6" table:formula="of:=IF([.K9]=[.$H$1];&quot;X&quot;;&quot;&quot;)">
            <text:p/>
          </table:table-cell>
          <table:table-cell table:style-name="ce6" office:value-type="float" office:value="19">
            <text:p>19</text:p>
          </table:table-cell>
          <table:table-cell table:style-name="ce6" table:formula="of:=IF([.N9]=[.$H$1];&quot;X&quot;;&quot;&quot;)">
            <text:p/>
          </table:table-cell>
          <table:table-cell table:style-name="ce6" table:formula="of:=IF(ISBLANK([.N9]);&quot;o&quot;;&quot;X&quot;)" office:value-type="string" office:string-value="o">
            <text:p>o</text:p>
          </table:table-cell>
          <table:table-cell table:style-name="ce6"/>
          <table:table-cell table:style-name="ce6" table:formula="of:=IF([.K9]&lt;=[.$C$2];[.$A$2];IF([.K9]&lt;=[.$C$3];[.$A$3];IF([.K9]&lt;=[.$C$4];[.$A$4])))" office:value-type="string" office:string-value="Jun">
            <text:p>Jun</text:p>
          </table:table-cell>
          <table:table-cell table:style-name="ce7" table:formula="of:=IF([.M9]=&quot;X&quot;;[.N9]-[.K9];[.$H$1]-[.K9])" office:value-type="float" office:value="12">
            <text:p>12</text:p>
          </table:table-cell>
          <table:table-cell table:style-name="ce6" office:value-type="string">
            <text:p>HC</text:p>
          </table:table-cell>
          <table:table-cell table:style-name="ce9" office:value-type="string">
            <text:p>8020 = FileOpenError</text:p>
          </table:table-cell>
          <table:table-cell table:style-name="ce6" office:value-type="string">
            <text:p>Links</text:p>
          </table:table-cell>
          <table:table-cell table:style-name="ce9" office:value-type="string">
            <text:p>0 Active T2 to T1s</text:p>
          </table:table-cell>
          <table:table-cell table:number-columns-repeated="2"/>
        </table:table-row>
        <table:table-row table:style-name="ro8">
          <table:table-cell table:number-columns-repeated="7"/>
          <table:table-cell table:style-name="ce6" office:value-type="float" office:value="9">
            <text:p>9</text:p>
          </table:table-cell>
          <table:table-cell table:style-name="ce8" office:value-type="string">
            <text:p><text:a xlink:href="http://dashb-ssb.cern.ch/dashboard/request.py/sitehistory?site=T2_RU_IHEP#currentView=site_readiness">T2_RU_IHEP</text:a></text:p>
          </table:table-cell>
          <table:table-cell table:style-name="ce6" table:formula="of:=IF([.K10]=[.$H$1];&quot;X&quot;;&quot;&quot;)">
            <text:p/>
          </table:table-cell>
          <table:table-cell table:style-name="ce6" office:value-type="float" office:value="30">
            <text:p>30</text:p>
          </table:table-cell>
          <table:table-cell table:style-name="ce6" table:formula="of:=IF([.N10]=[.$H$1];&quot;X&quot;;&quot;&quot;)" office:value-type="string" office:string-value="X">
            <text:p>X</text:p>
          </table:table-cell>
          <table:table-cell table:style-name="ce6" table:formula="of:=IF(ISBLANK([.N10]);&quot;o&quot;;&quot;X&quot;)" office:value-type="string" office:string-value="X">
            <text:p>X</text:p>
          </table:table-cell>
          <table:table-cell table:style-name="ce6" office:value-type="float" office:value="31">
            <text:p>31</text:p>
          </table:table-cell>
          <table:table-cell table:style-name="ce6" table:formula="of:=IF([.K10]&lt;=[.$C$2];[.$A$2];IF([.K10]&lt;=[.$C$3];[.$A$3];IF([.K10]&lt;=[.$C$4];[.$A$4])))" office:value-type="string" office:string-value="Jul">
            <text:p>Jul</text:p>
          </table:table-cell>
          <table:table-cell table:style-name="ce7" table:formula="of:=IF([.M10]=&quot;X&quot;;[.N10]-[.K10];[.$H$1]-[.K10])" office:value-type="float" office:value="1">
            <text:p>1</text:p>
          </table:table-cell>
          <table:table-cell table:style-name="ce6" office:value-type="string">
            <text:p>Links</text:p>
          </table:table-cell>
          <table:table-cell table:style-name="ce9" office:value-type="string">
            <text:p>0/8 Good T2 links from T1s</text:p>
          </table:table-cell>
          <table:table-cell table:style-name="ce6"/>
          <table:table-cell table:style-name="ce9"/>
          <table:table-cell table:number-columns-repeated="2"/>
        </table:table-row>
        <table:table-row table:style-name="ro8">
          <table:table-cell table:number-columns-repeated="7"/>
          <table:table-cell table:style-name="ce6" office:value-type="float" office:value="10">
            <text:p>10</text:p>
          </table:table-cell>
          <table:table-cell table:style-name="ce8" office:value-type="string">
            <text:p><text:a xlink:href="http://dashb-ssb.cern.ch/dashboard/request.py/sitehistory?site=T2_RU_ITEP#currentView=site_readiness">T2_RU_ITEP</text:a></text:p>
          </table:table-cell>
          <table:table-cell table:style-name="ce6" table:formula="of:=IF([.K11]=[.$H$1];&quot;X&quot;;&quot;&quot;)">
            <text:p/>
          </table:table-cell>
          <table:table-cell table:style-name="ce6" office:value-type="float" office:value="30">
            <text:p>30</text:p>
          </table:table-cell>
          <table:table-cell table:style-name="ce6" table:formula="of:=IF([.N11]=[.$H$1];&quot;X&quot;;&quot;&quot;)" office:value-type="string" office:string-value="X">
            <text:p>X</text:p>
          </table:table-cell>
          <table:table-cell table:style-name="ce6" table:formula="of:=IF(ISBLANK([.N11]);&quot;o&quot;;&quot;X&quot;)" office:value-type="string" office:string-value="X">
            <text:p>X</text:p>
          </table:table-cell>
          <table:table-cell table:style-name="ce6" office:value-type="float" office:value="31">
            <text:p>31</text:p>
          </table:table-cell>
          <table:table-cell table:style-name="ce6" table:formula="of:=IF([.K11]&lt;=[.$C$2];[.$A$2];IF([.K11]&lt;=[.$C$3];[.$A$3];IF([.K11]&lt;=[.$C$4];[.$A$4])))" office:value-type="string" office:string-value="Jul">
            <text:p>Jul</text:p>
          </table:table-cell>
          <table:table-cell table:style-name="ce7" table:formula="of:=IF([.M11]=&quot;X&quot;;[.N11]-[.K11];[.$H$1]-[.K11])" office:value-type="float" office:value="1">
            <text:p>1</text:p>
          </table:table-cell>
          <table:table-cell table:style-name="ce6" office:value-type="string">
            <text:p>Links</text:p>
          </table:table-cell>
          <table:table-cell table:style-name="ce9" office:value-type="string">
            <text:p>3/8 Good T2 links from T1s</text:p>
          </table:table-cell>
          <table:table-cell table:style-name="ce6"/>
          <table:table-cell table:style-name="ce9"/>
          <table:table-cell table:number-columns-repeated="2"/>
        </table:table-row>
        <table:table-row table:style-name="ro6">
          <table:table-cell table:number-columns-repeated="7"/>
          <table:table-cell table:style-name="ce9" office:value-type="float" office:value="11">
            <text:p>11</text:p>
          </table:table-cell>
          <table:table-cell table:style-name="ce12" office:value-type="string">
            <text:p><text:a xlink:href="http://dashb-ssb.cern.ch/dashboard/request.py/sitehistory?site=T2_RU_JINR#currentView=site_readiness">T2_RU_JINR</text:a></text:p>
          </table:table-cell>
          <table:table-cell table:style-name="ce6" table:formula="of:=IF([.K12]=[.$H$1];&quot;X&quot;;&quot;&quot;)">
            <text:p/>
          </table:table-cell>
          <table:table-cell table:style-name="ce6" office:value-type="float" office:value="25">
            <text:p>25</text:p>
          </table:table-cell>
          <table:table-cell table:style-name="ce6" table:formula="of:=IF([.N12]=[.$H$1];&quot;X&quot;;&quot;&quot;)" office:value-type="string" office:string-value="X">
            <text:p>X</text:p>
          </table:table-cell>
          <table:table-cell table:style-name="ce6" table:formula="of:=IF(ISBLANK([.N12]);&quot;o&quot;;&quot;X&quot;)" office:value-type="string" office:string-value="X">
            <text:p>X</text:p>
          </table:table-cell>
          <table:table-cell table:style-name="ce6" office:value-type="float" office:value="31">
            <text:p>31</text:p>
          </table:table-cell>
          <table:table-cell table:style-name="ce6" table:formula="of:=IF([.K12]&lt;=[.$C$2];[.$A$2];IF([.K12]&lt;=[.$C$3];[.$A$3];IF([.K12]&lt;=[.$C$4];[.$A$4])))" office:value-type="string" office:string-value="Jun">
            <text:p>Jun</text:p>
          </table:table-cell>
          <table:table-cell table:style-name="ce7" table:formula="of:=IF([.M12]=&quot;X&quot;;[.N12]-[.K12];[.$H$1]-[.K12])" office:value-type="float" office:value="6">
            <text:p>6</text:p>
          </table:table-cell>
          <table:table-cell table:style-name="ce6" office:value-type="string">
            <text:p>SAM</text:p>
          </table:table-cell>
          <table:table-cell table:style-name="ce8" office:value-type="string">
            <text:p>Main link to Russia from GEANT dropped to 100Mb/sec</text:p>
          </table:table-cell>
          <table:table-cell table:style-name="ce6" office:value-type="string">
            <text:p>Links</text:p>
          </table:table-cell>
          <table:table-cell table:style-name="ce9" office:value-type="string">
            <text:p>3/8 Good T2 from T1s</text:p>
          </table:table-cell>
          <table:table-cell table:number-columns-repeated="2"/>
        </table:table-row>
        <table:table-row table:style-name="ro7">
          <table:table-cell table:number-columns-repeated="7"/>
          <table:table-cell table:style-name="ce9" office:value-type="float" office:value="12">
            <text:p>12</text:p>
          </table:table-cell>
          <table:table-cell table:style-name="ce12" office:value-type="string">
            <text:p><text:a xlink:href="http://dashb-ssb.cern.ch/dashboard/request.py/sitehistory?site=T2_TR_METU#currentView=site_readiness">T2_TR_METU</text:a></text:p>
          </table:table-cell>
          <table:table-cell table:style-name="ce6" table:formula="of:=IF([.K13]=[.$H$1];&quot;X&quot;;&quot;&quot;)">
            <text:p/>
          </table:table-cell>
          <table:table-cell table:style-name="ce6" office:value-type="float" office:value="25">
            <text:p>25</text:p>
          </table:table-cell>
          <table:table-cell table:style-name="ce6" table:formula="of:=IF([.N13]=[.$H$1];&quot;X&quot;;&quot;&quot;)" office:value-type="string" office:string-value="X">
            <text:p>X</text:p>
          </table:table-cell>
          <table:table-cell table:style-name="ce6" table:formula="of:=IF(ISBLANK([.N13]);&quot;o&quot;;&quot;X&quot;)" office:value-type="string" office:string-value="X">
            <text:p>X</text:p>
          </table:table-cell>
          <table:table-cell table:style-name="ce6" office:value-type="float" office:value="31">
            <text:p>31</text:p>
          </table:table-cell>
          <table:table-cell table:style-name="ce6" table:formula="of:=IF([.K13]&lt;=[.$C$2];[.$A$2];IF([.K13]&lt;=[.$C$3];[.$A$3];IF([.K13]&lt;=[.$C$4];[.$A$4])))" office:value-type="string" office:string-value="Jun">
            <text:p>Jun</text:p>
          </table:table-cell>
          <table:table-cell table:style-name="ce7" table:formula="of:=IF([.M13]=&quot;X&quot;;[.N13]-[.K13];[.$H$1]-[.K13])" office:value-type="float" office:value="6">
            <text:p>6</text:p>
          </table:table-cell>
          <table:table-cell table:style-name="ce6" office:value-type="string">
            <text:p>SAM</text:p>
          </table:table-cell>
          <table:table-cell table:style-name="ce9" office:value-type="string">
            <text:p><text:a xlink:href="http://dashb-cms-sum.cern.ch/dashboard/request.py/historicalsmryview-sum#view=test&amp;time[]=individual&amp;granularity[]=default&amp;starttime=2013-06-20&amp;endtime=2013-06-21&amp;profile=CMS_CRITICAL_FULL&amp;group=AllGroups&amp;site[]=T2_TR_METU&amp;flavour[]=CREAM-CE&amp;disabledFlavours=true&amp;metric[]=All+Metrics&amp;host=cox01.grid.metu.edu.tr">CREAM CE</text:a>: org.cms.WN-analysis</text:p>
            <text:p>org.cms.WN-basic</text:p>
            <text:p>org.cms.WN-env</text:p>
            <text:p>org.cms.WN-frontier</text:p>
            <text:p>org.cms.WN-mc</text:p>
            <text:p>org.cms.WN-squid</text:p>
            <text:p>org.cms.WN-swinst</text:p>
          </table:table-cell>
          <table:table-cell table:style-name="ce6" office:value-type="string">
            <text:p>Links</text:p>
          </table:table-cell>
          <table:table-cell table:style-name="ce9" office:value-type="string">
            <text:p>0/8 Good T2 to T1s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9"/>
          <table:table-cell table:style-name="ce8" office:value-type="string">
            <text:p><text:a xlink:href="http://dashb-ssb.cern.ch/dashboard/request.py/sitehistory?site=T2_RU_PNPI#currentView=site_readiness">T2_RU_PNPI</text:a></text:p>
          </table:table-cell>
          <table:table-cell table:style-name="ce6" table:formula="of:=IF([.K14]=[.$H$1];&quot;X&quot;;&quot;&quot;)">
            <text:p/>
          </table:table-cell>
          <table:table-cell table:style-name="ce6" office:value-type="float" office:value="29">
            <text:p>29</text:p>
          </table:table-cell>
          <table:table-cell table:style-name="ce6" table:formula="of:=IF([.N14]=[.$H$1];&quot;X&quot;;&quot;&quot;)">
            <text:p/>
          </table:table-cell>
          <table:table-cell table:style-name="ce6" table:formula="of:=IF(ISBLANK([.N14]);&quot;o&quot;;&quot;X&quot;)" office:value-type="string" office:string-value="X">
            <text:p>X</text:p>
          </table:table-cell>
          <table:table-cell table:style-name="ce6" office:value-type="float" office:value="30">
            <text:p>30</text:p>
          </table:table-cell>
          <table:table-cell table:style-name="ce6" table:formula="of:=IF([.K14]&lt;=[.$C$2];[.$A$2];IF([.K14]&lt;=[.$C$3];[.$A$3];IF([.K14]&lt;=[.$C$4];[.$A$4])))" office:value-type="string" office:string-value="Jul">
            <text:p>Jul</text:p>
          </table:table-cell>
          <table:table-cell table:style-name="ce7" table:formula="of:=IF([.M14]=&quot;X&quot;;[.N14]-[.K14];[.$H$1]-[.K14])" office:value-type="float" office:value="1">
            <text:p>1</text:p>
          </table:table-cell>
          <table:table-cell table:style-name="ce6" office:value-type="string">
            <text:p>SAM</text:p>
          </table:table-cell>
          <table:table-cell table:style-name="ce8" office:value-type="string">
            <text:p>org.cms.WN-xrootd-access org.cms.WN-xrootd-fallback org.cms.glexec.WN-gLExec org.cms.WN-swinst</text:p>
          </table:table-cell>
          <table:table-cell table:style-name="ce6"/>
          <table:table-cell table:style-name="ce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style-name="ce11" office:value-type="string">
            <text:p><text:a xlink:href="http://dashb-ssb.cern.ch/dashboard/request.py/siteview?view=default&amp;site=T2_RU_ITEP">T2_RU_ITEP</text:a></text:p>
          </table:table-cell>
          <table:table-cell table:style-name="ce6" table:formula="of:=IF([.K15]=[.$H$1];&quot;X&quot;;&quot;&quot;)">
            <text:p/>
          </table:table-cell>
          <table:table-cell table:style-name="ce6" office:value-type="float" office:value="24">
            <text:p>24</text:p>
          </table:table-cell>
          <table:table-cell table:style-name="ce6" table:formula="of:=IF([.N15]=[.$H$1];&quot;X&quot;;&quot;&quot;)">
            <text:p/>
          </table:table-cell>
          <table:table-cell table:style-name="ce6" table:formula="of:=IF(ISBLANK([.N15]);&quot;o&quot;;&quot;X&quot;)" office:value-type="string" office:string-value="X">
            <text:p>X</text:p>
          </table:table-cell>
          <table:table-cell table:style-name="ce6" office:value-type="float" office:value="25">
            <text:p>25</text:p>
          </table:table-cell>
          <table:table-cell table:style-name="ce6" table:formula="of:=IF([.K15]&lt;=[.$C$2];[.$A$2];IF([.K15]&lt;=[.$C$3];[.$A$3];IF([.K15]&lt;=[.$C$4];[.$A$4])))" office:value-type="string" office:string-value="Jun">
            <text:p>Jun</text:p>
          </table:table-cell>
          <table:table-cell table:style-name="ce7" table:formula="of:=IF([.M15]=&quot;X&quot;;[.N15]-[.K15];[.$H$1]-[.K15])" office:value-type="float" office:value="1">
            <text:p>1</text:p>
          </table:table-cell>
          <table:table-cell table:style-name="ce6" office:value-type="string">
            <text:p>Links</text:p>
          </table:table-cell>
          <table:table-cell table:style-name="ce9" office:value-type="string">
            <text:p>2/8 Good T2 to T1s</text:p>
          </table:table-cell>
          <table:table-cell table:style-name="ce6"/>
          <table:table-cell table:style-name="ce9"/>
          <table:table-cell table:number-columns-repeated="2"/>
        </table:table-row>
        <table:table-row table:style-name="ro6">
          <table:table-cell table:number-columns-repeated="7"/>
          <table:table-cell table:style-name="ce9"/>
          <table:table-cell table:style-name="ce11" office:value-type="string">
            <text:p><text:a xlink:href="http://dashb-ssb.cern.ch/dashboard/request.py/siteview?view=default&amp;site=T2_PL_Warsaw">T2_PL_Warsaw</text:a></text:p>
          </table:table-cell>
          <table:table-cell table:style-name="ce6" table:formula="of:=IF([.K16]=[.$H$1];&quot;X&quot;;&quot;&quot;)">
            <text:p/>
          </table:table-cell>
          <table:table-cell table:style-name="ce6" office:value-type="float" office:value="20">
            <text:p>20</text:p>
          </table:table-cell>
          <table:table-cell table:style-name="ce6" table:formula="of:=IF([.N16]=[.$H$1];&quot;X&quot;;&quot;&quot;)">
            <text:p/>
          </table:table-cell>
          <table:table-cell table:style-name="ce6" table:formula="of:=IF(ISBLANK([.N16]);&quot;o&quot;;&quot;X&quot;)" office:value-type="string" office:string-value="X">
            <text:p>X</text:p>
          </table:table-cell>
          <table:table-cell table:style-name="ce6" office:value-type="float" office:value="25">
            <text:p>25</text:p>
          </table:table-cell>
          <table:table-cell table:style-name="ce6" table:formula="of:=IF([.K16]&lt;=[.$C$2];[.$A$2];IF([.K16]&lt;=[.$C$3];[.$A$3];IF([.K16]&lt;=[.$C$4];[.$A$4])))" office:value-type="string" office:string-value="Jun">
            <text:p>Jun</text:p>
          </table:table-cell>
          <table:table-cell table:style-name="ce7" table:formula="of:=IF([.M16]=&quot;X&quot;;[.N16]-[.K16];[.$H$1]-[.K16])" office:value-type="float" office:value="5">
            <text:p>5</text:p>
          </table:table-cell>
          <table:table-cell table:style-name="ce6" office:value-type="string">
            <text:p>SAM</text:p>
          </table:table-cell>
          <table:table-cell table:style-name="ce9" office:value-type="string">
            <text:p>SAM SRM Critical VOGETs</text:p>
            <text:p>8020 = FileOpenError</text:p>
          </table:table-cell>
          <table:table-cell table:style-name="ce6"/>
          <table:table-cell table:style-name="ce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style-name="ce13"/>
          <table:table-cell table:style-name="ce6" table:formula="of:=IF([.K17]=[.$H$1];&quot;X&quot;;&quot;&quot;)">
            <text:p/>
          </table:table-cell>
          <table:table-cell table:style-name="ce6"/>
          <table:table-cell table:style-name="ce6" table:formula="of:=IF([.N17]=[.$H$1];&quot;X&quot;;&quot;&quot;)">
            <text:p/>
          </table:table-cell>
          <table:table-cell table:style-name="ce6" table:formula="of:=IF(ISBLANK([.N17]);&quot;o&quot;;&quot;X&quot;)" office:value-type="string" office:string-value="o">
            <text:p>o</text:p>
          </table:table-cell>
          <table:table-cell table:style-name="ce6"/>
          <table:table-cell table:style-name="ce6" table:formula="of:=IF([.K17]&lt;=[.$C$2];[.$A$2];IF([.K17]&lt;=[.$C$3];[.$A$3];IF([.K17]&lt;=[.$C$4];[.$A$4])))" office:value-type="string" office:string-value="Jun">
            <text:p>Jun</text:p>
          </table:table-cell>
          <table:table-cell table:style-name="ce7" table:formula="of:=IF([.M17]=&quot;X&quot;;[.N17]-[.K17];[.$H$1]-[.K17])" office:value-type="float" office:value="31">
            <text:p>3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style-name="ce14"/>
          <table:table-cell table:style-name="ce6" table:formula="of:=IF([.K18]=[.$H$1];&quot;X&quot;;&quot;&quot;)">
            <text:p/>
          </table:table-cell>
          <table:table-cell table:style-name="ce6"/>
          <table:table-cell table:style-name="ce6" table:formula="of:=IF([.N18]=[.$H$1];&quot;X&quot;;&quot;&quot;)">
            <text:p/>
          </table:table-cell>
          <table:table-cell table:style-name="ce6" table:formula="of:=IF(ISBLANK([.N18]);&quot;o&quot;;&quot;X&quot;)" office:value-type="string" office:string-value="o">
            <text:p>o</text:p>
          </table:table-cell>
          <table:table-cell table:style-name="ce6"/>
          <table:table-cell table:style-name="ce6" table:formula="of:=IF([.K18]&lt;=[.$C$2];[.$A$2];IF([.K18]&lt;=[.$C$3];[.$A$3];IF([.K18]&lt;=[.$C$4];[.$A$4])))" office:value-type="string" office:string-value="Jun">
            <text:p>Jun</text:p>
          </table:table-cell>
          <table:table-cell table:style-name="ce7" table:formula="of:=IF([.M18]=&quot;X&quot;;[.N18]-[.K18];[.$H$1]-[.K18])" office:value-type="float" office:value="31">
            <text:p>3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style-name="ce14"/>
          <table:table-cell table:style-name="ce6" table:formula="of:=IF([.K19]=[.$H$1];&quot;X&quot;;&quot;&quot;)">
            <text:p/>
          </table:table-cell>
          <table:table-cell table:style-name="ce6"/>
          <table:table-cell table:style-name="ce6" table:formula="of:=IF([.N19]=[.$H$1];&quot;X&quot;;&quot;&quot;)">
            <text:p/>
          </table:table-cell>
          <table:table-cell table:style-name="ce6" table:formula="of:=IF(ISBLANK([.N19]);&quot;o&quot;;&quot;X&quot;)" office:value-type="string" office:string-value="o">
            <text:p>o</text:p>
          </table:table-cell>
          <table:table-cell table:style-name="ce6"/>
          <table:table-cell table:style-name="ce6" table:formula="of:=IF([.K19]&lt;=[.$C$2];[.$A$2];IF([.K19]&lt;=[.$C$3];[.$A$3];IF([.K19]&lt;=[.$C$4];[.$A$4])))" office:value-type="string" office:string-value="Jun">
            <text:p>Jun</text:p>
          </table:table-cell>
          <table:table-cell table:style-name="ce7" table:formula="of:=IF([.M19]=&quot;X&quot;;[.N19]-[.K19];[.$H$1]-[.K19])" office:value-type="float" office:value="31">
            <text:p>3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style-name="ce14"/>
          <table:table-cell table:style-name="ce6" table:formula="of:=IF([.K20]=[.$H$1];&quot;X&quot;;&quot;&quot;)">
            <text:p/>
          </table:table-cell>
          <table:table-cell table:style-name="ce6"/>
          <table:table-cell table:style-name="ce6" table:formula="of:=IF([.N20]=[.$H$1];&quot;X&quot;;&quot;&quot;)">
            <text:p/>
          </table:table-cell>
          <table:table-cell table:style-name="ce6" table:formula="of:=IF(ISBLANK([.N20]);&quot;o&quot;;&quot;X&quot;)" office:value-type="string" office:string-value="o">
            <text:p>o</text:p>
          </table:table-cell>
          <table:table-cell table:style-name="ce6"/>
          <table:table-cell table:style-name="ce6" table:formula="of:=IF([.K20]&lt;=[.$C$2];[.$A$2];IF([.K20]&lt;=[.$C$3];[.$A$3];IF([.K20]&lt;=[.$C$4];[.$A$4])))" office:value-type="string" office:string-value="Jun">
            <text:p>Jun</text:p>
          </table:table-cell>
          <table:table-cell table:style-name="ce7" table:formula="of:=IF([.M20]=&quot;X&quot;;[.N20]-[.K20];[.$H$1]-[.K20])" office:value-type="float" office:value="31">
            <text:p>3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style-name="ce14"/>
          <table:table-cell table:style-name="ce6" table:formula="of:=IF([.K21]=[.$H$1];&quot;X&quot;;&quot;&quot;)">
            <text:p/>
          </table:table-cell>
          <table:table-cell table:style-name="ce6"/>
          <table:table-cell table:style-name="ce6" table:formula="of:=IF([.N21]=[.$H$1];&quot;X&quot;;&quot;&quot;)">
            <text:p/>
          </table:table-cell>
          <table:table-cell table:style-name="ce6" table:formula="of:=IF(ISBLANK([.N21]);&quot;o&quot;;&quot;X&quot;)" office:value-type="string" office:string-value="o">
            <text:p>o</text:p>
          </table:table-cell>
          <table:table-cell table:style-name="ce6"/>
          <table:table-cell table:style-name="ce6" table:formula="of:=IF([.K21]&lt;=[.$C$2];[.$A$2];IF([.K21]&lt;=[.$C$3];[.$A$3];IF([.K21]&lt;=[.$C$4];[.$A$4])))" office:value-type="string" office:string-value="Jun">
            <text:p>Jun</text:p>
          </table:table-cell>
          <table:table-cell table:style-name="ce7" table:formula="of:=IF([.M21]=&quot;X&quot;;[.N21]-[.K21];[.$H$1]-[.K21])" office:value-type="float" office:value="31">
            <text:p>3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style-name="ce14"/>
          <table:table-cell table:style-name="ce6" table:formula="of:=IF([.K22]=[.$H$1];&quot;X&quot;;&quot;&quot;)">
            <text:p/>
          </table:table-cell>
          <table:table-cell table:style-name="ce6"/>
          <table:table-cell table:style-name="ce6" table:formula="of:=IF([.N22]=[.$H$1];&quot;X&quot;;&quot;&quot;)">
            <text:p/>
          </table:table-cell>
          <table:table-cell table:style-name="ce6" table:formula="of:=IF(ISBLANK([.N22]);&quot;o&quot;;&quot;X&quot;)" office:value-type="string" office:string-value="o">
            <text:p>o</text:p>
          </table:table-cell>
          <table:table-cell table:style-name="ce6"/>
          <table:table-cell table:style-name="ce6" table:formula="of:=IF([.K22]&lt;=[.$C$2];[.$A$2];IF([.K22]&lt;=[.$C$3];[.$A$3];IF([.K22]&lt;=[.$C$4];[.$A$4])))" office:value-type="string" office:string-value="Jun">
            <text:p>Jun</text:p>
          </table:table-cell>
          <table:table-cell table:style-name="ce7" table:formula="of:=IF([.M22]=&quot;X&quot;;[.N22]-[.K22];[.$H$1]-[.K22])" office:value-type="float" office:value="31">
            <text:p>3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style-name="ce14"/>
          <table:table-cell table:style-name="ce6" table:formula="of:=IF([.K23]=[.$H$1];&quot;X&quot;;&quot;&quot;)">
            <text:p/>
          </table:table-cell>
          <table:table-cell table:style-name="ce6"/>
          <table:table-cell table:style-name="ce6" table:formula="of:=IF([.N23]=[.$H$1];&quot;X&quot;;&quot;&quot;)">
            <text:p/>
          </table:table-cell>
          <table:table-cell table:style-name="ce6" table:formula="of:=IF(ISBLANK([.N23]);&quot;o&quot;;&quot;X&quot;)" office:value-type="string" office:string-value="o">
            <text:p>o</text:p>
          </table:table-cell>
          <table:table-cell table:style-name="ce6"/>
          <table:table-cell table:style-name="ce6" table:formula="of:=IF([.K23]&lt;=[.$C$2];[.$A$2];IF([.K23]&lt;=[.$C$3];[.$A$3];IF([.K23]&lt;=[.$C$4];[.$A$4])))" office:value-type="string" office:string-value="Jun">
            <text:p>Jun</text:p>
          </table:table-cell>
          <table:table-cell table:style-name="ce7" table:formula="of:=IF([.M23]=&quot;X&quot;;[.N23]-[.K23];[.$H$1]-[.K23])" office:value-type="float" office:value="31">
            <text:p>3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style-name="ce14"/>
          <table:table-cell table:style-name="ce6" table:formula="of:=IF([.K24]=[.$H$1];&quot;X&quot;;&quot;&quot;)">
            <text:p/>
          </table:table-cell>
          <table:table-cell table:style-name="ce6"/>
          <table:table-cell table:style-name="ce6" table:formula="of:=IF([.N24]=[.$H$1];&quot;X&quot;;&quot;&quot;)">
            <text:p/>
          </table:table-cell>
          <table:table-cell table:style-name="ce6" table:formula="of:=IF(ISBLANK([.N24]);&quot;o&quot;;&quot;X&quot;)" office:value-type="string" office:string-value="o">
            <text:p>o</text:p>
          </table:table-cell>
          <table:table-cell table:style-name="ce6"/>
          <table:table-cell table:style-name="ce6" table:formula="of:=IF([.K24]&lt;=[.$C$2];[.$A$2];IF([.K24]&lt;=[.$C$3];[.$A$3];IF([.K24]&lt;=[.$C$4];[.$A$4])))" office:value-type="string" office:string-value="Jun">
            <text:p>Jun</text:p>
          </table:table-cell>
          <table:table-cell table:style-name="ce7" table:formula="of:=IF([.M24]=&quot;X&quot;;[.N24]-[.K24];[.$H$1]-[.K24])" office:value-type="float" office:value="31">
            <text:p>3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style-name="ce14"/>
          <table:table-cell table:style-name="ce6" table:formula="of:=IF([.K25]=[.$H$1];&quot;X&quot;;&quot;&quot;)">
            <text:p/>
          </table:table-cell>
          <table:table-cell table:style-name="ce6"/>
          <table:table-cell table:style-name="ce6" table:formula="of:=IF([.N25]=[.$H$1];&quot;X&quot;;&quot;&quot;)">
            <text:p/>
          </table:table-cell>
          <table:table-cell table:style-name="ce6" table:formula="of:=IF(ISBLANK([.N25]);&quot;o&quot;;&quot;X&quot;)" office:value-type="string" office:string-value="o">
            <text:p>o</text:p>
          </table:table-cell>
          <table:table-cell table:style-name="ce6"/>
          <table:table-cell table:style-name="ce6" table:formula="of:=IF([.K25]&lt;=[.$C$2];[.$A$2];IF([.K25]&lt;=[.$C$3];[.$A$3];IF([.K25]&lt;=[.$C$4];[.$A$4])))" office:value-type="string" office:string-value="Jun">
            <text:p>Jun</text:p>
          </table:table-cell>
          <table:table-cell table:style-name="ce7" table:formula="of:=IF([.M25]=&quot;X&quot;;[.N25]-[.K25];[.$H$1]-[.K25])" office:value-type="float" office:value="31">
            <text:p>3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style-name="ce14"/>
          <table:table-cell table:style-name="ce6" table:formula="of:=IF([.K26]=[.$H$1];&quot;X&quot;;&quot;&quot;)">
            <text:p/>
          </table:table-cell>
          <table:table-cell table:style-name="ce6"/>
          <table:table-cell table:style-name="ce6" table:formula="of:=IF([.N26]=[.$H$1];&quot;X&quot;;&quot;&quot;)">
            <text:p/>
          </table:table-cell>
          <table:table-cell table:style-name="ce6" table:formula="of:=IF(ISBLANK([.N26]);&quot;o&quot;;&quot;X&quot;)" office:value-type="string" office:string-value="o">
            <text:p>o</text:p>
          </table:table-cell>
          <table:table-cell table:style-name="ce6"/>
          <table:table-cell table:style-name="ce6" table:formula="of:=IF([.K26]&lt;=[.$C$2];[.$A$2];IF([.K26]&lt;=[.$C$3];[.$A$3];IF([.K26]&lt;=[.$C$4];[.$A$4])))" office:value-type="string" office:string-value="Jun">
            <text:p>Jun</text:p>
          </table:table-cell>
          <table:table-cell table:style-name="ce7" table:formula="of:=IF([.M26]=&quot;X&quot;;[.N26]-[.K26];[.$H$1]-[.K26])" office:value-type="float" office:value="31">
            <text:p>3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style-name="ce14"/>
          <table:table-cell table:style-name="ce6" table:formula="of:=IF([.K27]=[.$H$1];&quot;X&quot;;&quot;&quot;)">
            <text:p/>
          </table:table-cell>
          <table:table-cell table:style-name="ce6"/>
          <table:table-cell table:style-name="ce6" table:formula="of:=IF([.N27]=[.$H$1];&quot;X&quot;;&quot;&quot;)">
            <text:p/>
          </table:table-cell>
          <table:table-cell table:style-name="ce6" table:formula="of:=IF(ISBLANK([.N27]);&quot;o&quot;;&quot;X&quot;)" office:value-type="string" office:string-value="o">
            <text:p>o</text:p>
          </table:table-cell>
          <table:table-cell table:style-name="ce6"/>
          <table:table-cell table:style-name="ce6" table:formula="of:=IF([.K27]&lt;=[.$C$2];[.$A$2];IF([.K27]&lt;=[.$C$3];[.$A$3];IF([.K27]&lt;=[.$C$4];[.$A$4])))" office:value-type="string" office:string-value="Jun">
            <text:p>Jun</text:p>
          </table:table-cell>
          <table:table-cell table:style-name="ce7" table:formula="of:=IF([.M27]=&quot;X&quot;;[.N27]-[.K27];[.$H$1]-[.K27])" office:value-type="float" office:value="31">
            <text:p>3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style-name="ce14"/>
          <table:table-cell table:style-name="ce6" table:formula="of:=IF([.K28]=[.$H$1];&quot;X&quot;;&quot;&quot;)">
            <text:p/>
          </table:table-cell>
          <table:table-cell table:style-name="ce6"/>
          <table:table-cell table:style-name="ce6" table:formula="of:=IF([.N28]=[.$H$1];&quot;X&quot;;&quot;&quot;)">
            <text:p/>
          </table:table-cell>
          <table:table-cell table:style-name="ce6" table:formula="of:=IF(ISBLANK([.N28]);&quot;o&quot;;&quot;X&quot;)" office:value-type="string" office:string-value="o">
            <text:p>o</text:p>
          </table:table-cell>
          <table:table-cell table:style-name="ce6"/>
          <table:table-cell table:style-name="ce6" table:formula="of:=IF([.K28]&lt;=[.$C$2];[.$A$2];IF([.K28]&lt;=[.$C$3];[.$A$3];IF([.K28]&lt;=[.$C$4];[.$A$4])))" office:value-type="string" office:string-value="Jun">
            <text:p>Jun</text:p>
          </table:table-cell>
          <table:table-cell table:style-name="ce7" table:formula="of:=IF([.M28]=&quot;X&quot;;[.N28]-[.K28];[.$H$1]-[.K28])" office:value-type="float" office:value="31">
            <text:p>3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style-name="ce14"/>
          <table:table-cell table:style-name="ce6" table:formula="of:=IF([.K29]=[.$H$1];&quot;X&quot;;&quot;&quot;)">
            <text:p/>
          </table:table-cell>
          <table:table-cell table:style-name="ce6"/>
          <table:table-cell table:style-name="ce6" table:formula="of:=IF([.N29]=[.$H$1];&quot;X&quot;;&quot;&quot;)">
            <text:p/>
          </table:table-cell>
          <table:table-cell table:style-name="ce6" table:formula="of:=IF(ISBLANK([.N29]);&quot;o&quot;;&quot;X&quot;)" office:value-type="string" office:string-value="o">
            <text:p>o</text:p>
          </table:table-cell>
          <table:table-cell table:style-name="ce6"/>
          <table:table-cell table:style-name="ce6" table:formula="of:=IF([.K29]&lt;=[.$C$2];[.$A$2];IF([.K29]&lt;=[.$C$3];[.$A$3];IF([.K29]&lt;=[.$C$4];[.$A$4])))" office:value-type="string" office:string-value="Jun">
            <text:p>Jun</text:p>
          </table:table-cell>
          <table:table-cell table:style-name="ce7" table:formula="of:=IF([.M29]=&quot;X&quot;;[.N29]-[.K29];[.$H$1]-[.K29])" office:value-type="float" office:value="31">
            <text:p>3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style-name="ce14"/>
          <table:table-cell table:style-name="ce6" table:formula="of:=IF([.K30]=[.$H$1];&quot;X&quot;;&quot;&quot;)">
            <text:p/>
          </table:table-cell>
          <table:table-cell table:style-name="ce6"/>
          <table:table-cell table:style-name="ce6" table:formula="of:=IF([.N30]=[.$H$1];&quot;X&quot;;&quot;&quot;)">
            <text:p/>
          </table:table-cell>
          <table:table-cell table:style-name="ce6" table:formula="of:=IF(ISBLANK([.N30]);&quot;o&quot;;&quot;X&quot;)" office:value-type="string" office:string-value="o">
            <text:p>o</text:p>
          </table:table-cell>
          <table:table-cell table:style-name="ce6"/>
          <table:table-cell table:style-name="ce6" table:formula="of:=IF([.K30]&lt;=[.$C$2];[.$A$2];IF([.K30]&lt;=[.$C$3];[.$A$3];IF([.K30]&lt;=[.$C$4];[.$A$4])))" office:value-type="string" office:string-value="Jun">
            <text:p>Jun</text:p>
          </table:table-cell>
          <table:table-cell table:style-name="ce7" table:formula="of:=IF([.M30]=&quot;X&quot;;[.N30]-[.K30];[.$H$1]-[.K30])" office:value-type="float" office:value="31">
            <text:p>3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number-columns-repeated="2"/>
        </table:table-row>
        <table:table-row table:style-name="ro2" table:number-rows-repeated="1048545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Script" table:style-name="ta1" table:print="false">
        <table:table-column table:style-name="co21" table:default-cell-style-name="Default"/>
        <table:table-column table:style-name="co17" table:default-cell-style-name="ce25"/>
        <table:table-column table:style-name="co21" table:default-cell-style-name="Default"/>
        <table:table-column table:style-name="co17" table:default-cell-style-name="ce25"/>
        <table:table-column table:style-name="co17" table:number-columns-repeated="15" table:default-cell-style-name="Default"/>
        <table:table-row table:style-name="ro2">
          <table:table-cell table:style-name="ce24" office:value-type="string">
            <text:p>Last week</text:p>
          </table:table-cell>
          <table:table-cell table:style-name="ce24" office:value-type="string">
            <text:p>New OUT</text:p>
          </table:table-cell>
          <table:table-cell table:style-name="ce24" office:value-type="string">
            <text:p>This week</text:p>
          </table:table-cell>
          <table:table-cell table:style-name="ce24" office:value-type="string">
            <text:p>New IN</text:p>
          </table:table-cell>
          <table:table-cell table:style-name="ce24" office:value-type="string">
            <office:annotation draw:style-name="gr2" draw:text-style-name="P1" svg:width="2.4539in" svg:height="1.0697in" svg:x="6.1909in" svg:y="0in" draw:caption-point-x="-0.2402in" draw:caption-point-y="0.0039in">
              <dc:date>2013-06-21T00:00:00</dc:date>
              <text:p text:style-name="P1"><text:span text:style-name="T1">lxplus5</text:span></text:p>
              <text:p text:style-name="P2"><text:span text:style-name="T1">cd CMSSW_5_3_1/src</text:span></text:p>
              <text:p text:style-name="P1"><text:span text:style-name="T1">Cmsenv</text:span></text:p>
              <text:p text:style-name="P2"><text:span text:style-name="T2">python2.4 ~/wr.py</text:span></text:p>
            </office:annotation>
            <text:p>SCRIPT</text:p>
          </table:table-cell>
          <table:table-cell table:style-name="ce24" office:value-type="string">
            <text:p>last update</text:p>
          </table:table-cell>
          <table:table-cell table:number-columns-repeated="13"/>
        </table:table-row>
        <table:table-row table:style-name="ro8">
          <table:table-cell table:style-name="ce8" office:value-type="string">
            <text:p><text:a xlink:href="http://dashb-ssb.cern.ch/dashboard/request.py/sitehistory?site=T2_BR_UERJ#currentView=site_readiness">T2_BR_UERJ</text:a></text:p>
          </table:table-cell>
          <table:table-cell table:formula="of:=IF(COUNTIF([.$C$2:.$C$30];[.A2])&gt;0;&quot;-&quot;;&quot;X&quot;)" office:value-type="string" office:string-value="-">
            <text:p>-</text:p>
          </table:table-cell>
          <table:table-cell table:style-name="ce8" office:value-type="string">
            <text:p><text:a xlink:href="http://dashb-ssb.cern.ch/dashboard/request.py/sitehistory?site=T2_BR_UERJ#currentView=site_readiness">T2_BR_UERJ</text:a></text:p>
          </table:table-cell>
          <table:table-cell table:formula="of:=IF(COUNTIF([.$A$2:.$A$30];[.C2])&gt;0;&quot;-&quot;;&quot;X&quot;)" office:value-type="string" office:string-value="-">
            <text:p>-</text:p>
          </table:table-cell>
          <table:table-cell/>
          <table:table-cell table:style-name="ce26" office:value-type="date" office:date-value="2013-07-29">
            <text:p>07/29/13</text:p>
          </table:table-cell>
          <table:table-cell/>
          <table:table-cell table:style-name="ce8" table:number-columns-repeated="12"/>
        </table:table-row>
        <table:table-row table:style-name="ro8">
          <table:table-cell table:style-name="ce8" office:value-type="string">
            <text:p><text:a xlink:href="http://dashb-ssb.cern.ch/dashboard/request.py/sitehistory?site=T2_IN_TIFR#currentView=site_readiness">T2_IN_TIFR</text:a></text:p>
          </table:table-cell>
          <table:table-cell table:formula="of:=IF(COUNTIF([.$C$2:.$C$30];[.A3])&gt;0;&quot;-&quot;;&quot;X&quot;)" office:value-type="string" office:string-value="-">
            <text:p>-</text:p>
          </table:table-cell>
          <table:table-cell table:style-name="ce8" office:value-type="string">
            <text:p><text:a xlink:href="http://dashb-ssb.cern.ch/dashboard/request.py/sitehistory?site=T2_IN_TIFR#currentView=site_readiness">T2_IN_TIFR</text:a></text:p>
          </table:table-cell>
          <table:table-cell table:formula="of:=IF(COUNTIF([.$A$2:.$A$30];[.C3])&gt;0;&quot;-&quot;;&quot;X&quot;)" office:value-type="string" office:string-value="-">
            <text:p>-</text:p>
          </table:table-cell>
          <table:table-cell/>
          <table:table-cell table:style-name="ce8"/>
          <table:table-cell/>
          <table:table-cell table:style-name="ce8" table:number-columns-repeated="12"/>
        </table:table-row>
        <table:table-row table:style-name="ro8">
          <table:table-cell table:style-name="ce8" office:value-type="string">
            <text:p><text:a xlink:href="http://dashb-ssb.cern.ch/dashboard/request.py/sitehistory?site=T2_MY_UPM_BIRUNI#currentView=site_readiness">T2_MY_UPM_BIRUNI</text:a></text:p>
          </table:table-cell>
          <table:table-cell table:formula="of:=IF(COUNTIF([.$C$2:.$C$30];[.A4])&gt;0;&quot;-&quot;;&quot;X&quot;)" office:value-type="string" office:string-value="-">
            <text:p>-</text:p>
          </table:table-cell>
          <table:table-cell table:style-name="ce8" office:value-type="string">
            <text:p><text:a xlink:href="http://dashb-ssb.cern.ch/dashboard/request.py/sitehistory?site=T2_MY_UPM_BIRUNI#currentView=site_readiness">T2_MY_UPM_BIRUNI</text:a></text:p>
          </table:table-cell>
          <table:table-cell table:formula="of:=IF(COUNTIF([.$A$2:.$A$30];[.C4])&gt;0;&quot;-&quot;;&quot;X&quot;)" office:value-type="string" office:string-value="-">
            <text:p>-</text:p>
          </table:table-cell>
          <table:table-cell/>
          <table:table-cell table:style-name="ce8"/>
          <table:table-cell/>
          <table:table-cell table:style-name="ce8" table:number-columns-repeated="12"/>
        </table:table-row>
        <table:table-row table:style-name="ro8">
          <table:table-cell table:style-name="ce8" office:value-type="string">
            <text:p><text:a xlink:href="http://dashb-ssb.cern.ch/dashboard/request.py/sitehistory?site=T2_PK_NCP#currentView=site_readiness">T2_PK_NCP</text:a></text:p>
          </table:table-cell>
          <table:table-cell table:formula="of:=IF(COUNTIF([.$C$2:.$C$30];[.A5])&gt;0;&quot;-&quot;;&quot;X&quot;)" office:value-type="string" office:string-value="-">
            <text:p>-</text:p>
          </table:table-cell>
          <table:table-cell table:style-name="ce8" office:value-type="string">
            <text:p><text:a xlink:href="http://dashb-ssb.cern.ch/dashboard/request.py/sitehistory?site=T2_PK_NCP#currentView=site_readiness">T2_PK_NCP</text:a></text:p>
          </table:table-cell>
          <table:table-cell table:formula="of:=IF(COUNTIF([.$A$2:.$A$30];[.C5])&gt;0;&quot;-&quot;;&quot;X&quot;)" office:value-type="string" office:string-value="-">
            <text:p>-</text:p>
          </table:table-cell>
          <table:table-cell/>
          <table:table-cell table:style-name="ce8"/>
          <table:table-cell/>
          <table:table-cell table:style-name="ce8" table:number-columns-repeated="12"/>
        </table:table-row>
        <table:table-row table:style-name="ro8">
          <table:table-cell table:style-name="ce8" office:value-type="string">
            <text:p><text:a xlink:href="http://dashb-ssb.cern.ch/dashboard/request.py/sitehistory?site=T2_RU_IHEP#currentView=site_readiness">T2_RU_IHEP</text:a></text:p>
          </table:table-cell>
          <table:table-cell table:formula="of:=IF(COUNTIF([.$C$2:.$C$30];[.A6])&gt;0;&quot;-&quot;;&quot;X&quot;)" office:value-type="string" office:string-value="X">
            <text:p>X</text:p>
          </table:table-cell>
          <table:table-cell table:style-name="ce8" office:value-type="string">
            <text:p><text:a xlink:href="http://dashb-ssb.cern.ch/dashboard/request.py/sitehistory?site=T2_RU_INR#currentView=site_readiness">T2_RU_INR</text:a></text:p>
          </table:table-cell>
          <table:table-cell table:formula="of:=IF(COUNTIF([.$A$2:.$A$30];[.C6])&gt;0;&quot;-&quot;;&quot;X&quot;)" office:value-type="string" office:string-value="-">
            <text:p>-</text:p>
          </table:table-cell>
          <table:table-cell/>
          <table:table-cell table:style-name="ce8"/>
          <table:table-cell/>
          <table:table-cell table:style-name="ce8" table:number-columns-repeated="12"/>
        </table:table-row>
        <table:table-row table:style-name="ro8">
          <table:table-cell table:style-name="ce8" office:value-type="string">
            <text:p><text:a xlink:href="http://dashb-ssb.cern.ch/dashboard/request.py/sitehistory?site=T2_RU_INR#currentView=site_readiness">T2_RU_INR</text:a></text:p>
          </table:table-cell>
          <table:table-cell table:formula="of:=IF(COUNTIF([.$C$2:.$C$30];[.A7])&gt;0;&quot;-&quot;;&quot;X&quot;)" office:value-type="string" office:string-value="-">
            <text:p>-</text:p>
          </table:table-cell>
          <table:table-cell table:style-name="ce8" office:value-type="string">
            <text:p><text:a xlink:href="http://dashb-ssb.cern.ch/dashboard/request.py/sitehistory?site=T2_RU_RRC_KI#currentView=site_readiness">T2_RU_RRC_KI</text:a></text:p>
          </table:table-cell>
          <table:table-cell table:formula="of:=IF(COUNTIF([.$A$2:.$A$30];[.C7])&gt;0;&quot;-&quot;;&quot;X&quot;)" office:value-type="string" office:string-value="-">
            <text:p>-</text:p>
          </table:table-cell>
          <table:table-cell/>
          <table:table-cell table:style-name="ce8"/>
          <table:table-cell/>
          <table:table-cell table:style-name="ce8" table:number-columns-repeated="12"/>
        </table:table-row>
        <table:table-row table:style-name="ro8">
          <table:table-cell table:style-name="ce8" office:value-type="string">
            <text:p><text:a xlink:href="http://dashb-ssb.cern.ch/dashboard/request.py/sitehistory?site=T2_RU_ITEP#currentView=site_readiness">T2_RU_ITEP</text:a></text:p>
          </table:table-cell>
          <table:table-cell table:formula="of:=IF(COUNTIF([.$C$2:.$C$30];[.A8])&gt;0;&quot;-&quot;;&quot;X&quot;)" office:value-type="string" office:string-value="X">
            <text:p>X</text:p>
          </table:table-cell>
          <table:table-cell table:style-name="ce8" office:value-type="string">
            <text:p><text:a xlink:href="http://dashb-ssb.cern.ch/dashboard/request.py/sitehistory?site=T2_RU_SINP#currentView=site_readiness">T2_RU_SINP</text:a></text:p>
          </table:table-cell>
          <table:table-cell table:formula="of:=IF(COUNTIF([.$A$2:.$A$30];[.C8])&gt;0;&quot;-&quot;;&quot;X&quot;)" office:value-type="string" office:string-value="-">
            <text:p>-</text:p>
          </table:table-cell>
          <table:table-cell/>
          <table:table-cell table:style-name="ce8"/>
          <table:table-cell/>
          <table:table-cell table:style-name="ce8" table:number-columns-repeated="12"/>
        </table:table-row>
        <table:table-row table:style-name="ro8">
          <table:table-cell table:style-name="ce8" office:value-type="string">
            <text:p><text:a xlink:href="http://dashb-ssb.cern.ch/dashboard/request.py/sitehistory?site=T2_RU_JINR#currentView=site_readiness">T2_RU_JINR</text:a></text:p>
          </table:table-cell>
          <table:table-cell table:formula="of:=IF(COUNTIF([.$C$2:.$C$30];[.A9])&gt;0;&quot;-&quot;;&quot;X&quot;)" office:value-type="string" office:string-value="X">
            <text:p>X</text:p>
          </table:table-cell>
          <table:table-cell table:style-name="ce8" office:value-type="string">
            <text:p><text:a xlink:href="http://dashb-ssb.cern.ch/dashboard/request.py/sitehistory?site=T2_TH_CUNSTDA#currentView=site_readiness">T2_TH_CUNSTDA</text:a></text:p>
          </table:table-cell>
          <table:table-cell table:formula="of:=IF(COUNTIF([.$A$2:.$A$30];[.C9])&gt;0;&quot;-&quot;;&quot;X&quot;)" office:value-type="string" office:string-value="-">
            <text:p>-</text:p>
          </table:table-cell>
          <table:table-cell/>
          <table:table-cell table:style-name="ce8"/>
          <table:table-cell table:number-columns-repeated="13"/>
        </table:table-row>
        <table:table-row table:style-name="ro8">
          <table:table-cell table:style-name="ce8" office:value-type="string">
            <text:p><text:a xlink:href="http://dashb-ssb.cern.ch/dashboard/request.py/sitehistory?site=T2_RU_RRC_KI#currentView=site_readiness">T2_RU_RRC_KI</text:a></text:p>
          </table:table-cell>
          <table:table-cell table:formula="of:=IF(COUNTIF([.$C$2:.$C$30];[.A10])&gt;0;&quot;-&quot;;&quot;X&quot;)" office:value-type="string" office:string-value="-">
            <text:p>-</text:p>
          </table:table-cell>
          <table:table-cell table:style-name="ce8"/>
          <table:table-cell table:formula="of:=IF(COUNTIF([.$A$2:.$A$30];[.C10])&gt;0;&quot;-&quot;;&quot;X&quot;)" office:value-type="string" office:string-value="X">
            <text:p>X</text:p>
          </table:table-cell>
          <table:table-cell/>
          <table:table-cell table:style-name="ce8"/>
          <table:table-cell/>
          <table:table-cell table:style-name="ce8" table:number-columns-repeated="12"/>
        </table:table-row>
        <table:table-row table:style-name="ro8">
          <table:table-cell table:style-name="ce8" office:value-type="string">
            <text:p><text:a xlink:href="http://dashb-ssb.cern.ch/dashboard/request.py/sitehistory?site=T2_RU_SINP#currentView=site_readiness">T2_RU_SINP</text:a></text:p>
          </table:table-cell>
          <table:table-cell table:formula="of:=IF(COUNTIF([.$C$2:.$C$30];[.A11])&gt;0;&quot;-&quot;;&quot;X&quot;)" office:value-type="string" office:string-value="-">
            <text:p>-</text:p>
          </table:table-cell>
          <table:table-cell table:style-name="ce8"/>
          <table:table-cell table:formula="of:=IF(COUNTIF([.$A$2:.$A$30];[.C11])&gt;0;&quot;-&quot;;&quot;X&quot;)" office:value-type="string" office:string-value="X">
            <text:p>X</text:p>
          </table:table-cell>
          <table:table-cell table:number-columns-repeated="3"/>
          <table:table-cell table:style-name="ce8" table:number-columns-repeated="12"/>
        </table:table-row>
        <table:table-row table:style-name="ro8">
          <table:table-cell table:style-name="ce8" office:value-type="string">
            <text:p><text:a xlink:href="http://dashb-ssb.cern.ch/dashboard/request.py/sitehistory?site=T2_TH_CUNSTDA#currentView=site_readiness">T2_TH_CUNSTDA</text:a></text:p>
          </table:table-cell>
          <table:table-cell table:formula="of:=IF(COUNTIF([.$C$2:.$C$30];[.A12])&gt;0;&quot;-&quot;;&quot;X&quot;)" office:value-type="string" office:string-value="-">
            <text:p>-</text:p>
          </table:table-cell>
          <table:table-cell table:style-name="ce8"/>
          <table:table-cell table:formula="of:=IF(COUNTIF([.$A$2:.$A$30];[.C12])&gt;0;&quot;-&quot;;&quot;X&quot;)" office:value-type="string" office:string-value="X">
            <text:p>X</text:p>
          </table:table-cell>
          <table:table-cell table:number-columns-repeated="3"/>
          <table:table-cell table:style-name="ce8" table:number-columns-repeated="12"/>
        </table:table-row>
        <table:table-row table:style-name="ro8">
          <table:table-cell table:style-name="ce8" office:value-type="string">
            <text:p><text:a xlink:href="http://dashb-ssb.cern.ch/dashboard/request.py/sitehistory?site=T2_TR_METU#currentView=site_readiness">T2_TR_METU</text:a></text:p>
          </table:table-cell>
          <table:table-cell table:formula="of:=IF(COUNTIF([.$C$2:.$C$30];[.A13])&gt;0;&quot;-&quot;;&quot;X&quot;)" office:value-type="string" office:string-value="X">
            <text:p>X</text:p>
          </table:table-cell>
          <table:table-cell table:style-name="ce8"/>
          <table:table-cell table:formula="of:=IF(COUNTIF([.$A$2:.$A$30];[.C13])&gt;0;&quot;-&quot;;&quot;X&quot;)" office:value-type="string" office:string-value="X">
            <text:p>X</text:p>
          </table:table-cell>
          <table:table-cell table:number-columns-repeated="3"/>
          <table:table-cell table:style-name="ce8" table:number-columns-repeated="12"/>
        </table:table-row>
        <table:table-row table:style-name="ro8">
          <table:table-cell/>
          <table:table-cell table:formula="of:=IF(COUNTIF([.$C$2:.$C$30];[.A14])&gt;0;&quot;-&quot;;&quot;X&quot;)" office:value-type="string" office:string-value="X">
            <text:p>X</text:p>
          </table:table-cell>
          <table:table-cell/>
          <table:table-cell table:formula="of:=IF(COUNTIF([.$A$2:.$A$30];[.C14])&gt;0;&quot;-&quot;;&quot;X&quot;)" office:value-type="string" office:string-value="X">
            <text:p>X</text:p>
          </table:table-cell>
          <table:table-cell table:number-columns-repeated="15"/>
        </table:table-row>
        <table:table-row table:style-name="ro8">
          <table:table-cell/>
          <table:table-cell table:formula="of:=IF(COUNTIF([.$C$2:.$C$30];[.A15])&gt;0;&quot;-&quot;;&quot;X&quot;)" office:value-type="string" office:string-value="X">
            <text:p>X</text:p>
          </table:table-cell>
          <table:table-cell/>
          <table:table-cell table:formula="of:=IF(COUNTIF([.$A$2:.$A$30];[.C15])&gt;0;&quot;-&quot;;&quot;X&quot;)" office:value-type="string" office:string-value="X">
            <text:p>X</text:p>
          </table:table-cell>
          <table:table-cell table:number-columns-repeated="15"/>
        </table:table-row>
        <table:table-row table:style-name="ro8">
          <table:table-cell/>
          <table:table-cell table:formula="of:=IF(COUNTIF([.$C$2:.$C$30];[.A16])&gt;0;&quot;-&quot;;&quot;X&quot;)" office:value-type="string" office:string-value="X">
            <text:p>X</text:p>
          </table:table-cell>
          <table:table-cell/>
          <table:table-cell table:formula="of:=IF(COUNTIF([.$A$2:.$A$30];[.C16])&gt;0;&quot;-&quot;;&quot;X&quot;)" office:value-type="string" office:string-value="X">
            <text:p>X</text:p>
          </table:table-cell>
          <table:table-cell table:number-columns-repeated="15"/>
        </table:table-row>
        <table:table-row table:style-name="ro8">
          <table:table-cell/>
          <table:table-cell table:formula="of:=IF(COUNTIF([.$C$2:.$C$30];[.A17])&gt;0;&quot;-&quot;;&quot;X&quot;)" office:value-type="string" office:string-value="X">
            <text:p>X</text:p>
          </table:table-cell>
          <table:table-cell/>
          <table:table-cell table:formula="of:=IF(COUNTIF([.$A$2:.$A$30];[.C17])&gt;0;&quot;-&quot;;&quot;X&quot;)" office:value-type="string" office:string-value="X">
            <text:p>X</text:p>
          </table:table-cell>
          <table:table-cell table:number-columns-repeated="15"/>
        </table:table-row>
        <table:table-row table:style-name="ro8">
          <table:table-cell/>
          <table:table-cell table:formula="of:=IF(COUNTIF([.$C$2:.$C$30];[.A18])&gt;0;&quot;-&quot;;&quot;X&quot;)" office:value-type="string" office:string-value="X">
            <text:p>X</text:p>
          </table:table-cell>
          <table:table-cell/>
          <table:table-cell table:formula="of:=IF(COUNTIF([.$A$2:.$A$30];[.C18])&gt;0;&quot;-&quot;;&quot;X&quot;)" office:value-type="string" office:string-value="X">
            <text:p>X</text:p>
          </table:table-cell>
          <table:table-cell table:number-columns-repeated="15"/>
        </table:table-row>
        <table:table-row table:style-name="ro8">
          <table:table-cell/>
          <table:table-cell table:formula="of:=IF(COUNTIF([.$C$2:.$C$30];[.A19])&gt;0;&quot;-&quot;;&quot;X&quot;)" office:value-type="string" office:string-value="X">
            <text:p>X</text:p>
          </table:table-cell>
          <table:table-cell/>
          <table:table-cell table:formula="of:=IF(COUNTIF([.$A$2:.$A$30];[.C19])&gt;0;&quot;-&quot;;&quot;X&quot;)" office:value-type="string" office:string-value="X">
            <text:p>X</text:p>
          </table:table-cell>
          <table:table-cell table:number-columns-repeated="15"/>
        </table:table-row>
        <table:table-row table:style-name="ro8">
          <table:table-cell/>
          <table:table-cell table:formula="of:=IF(COUNTIF([.$C$2:.$C$30];[.A20])&gt;0;&quot;-&quot;;&quot;X&quot;)" office:value-type="string" office:string-value="X">
            <text:p>X</text:p>
          </table:table-cell>
          <table:table-cell/>
          <table:table-cell table:formula="of:=IF(COUNTIF([.$A$2:.$A$30];[.C20])&gt;0;&quot;-&quot;;&quot;X&quot;)" office:value-type="string" office:string-value="X">
            <text:p>X</text:p>
          </table:table-cell>
          <table:table-cell table:number-columns-repeated="15"/>
        </table:table-row>
        <table:table-row table:style-name="ro8">
          <table:table-cell/>
          <table:table-cell table:formula="of:=IF(COUNTIF([.$C$2:.$C$30];[.A21])&gt;0;&quot;-&quot;;&quot;X&quot;)" office:value-type="string" office:string-value="X">
            <text:p>X</text:p>
          </table:table-cell>
          <table:table-cell/>
          <table:table-cell table:formula="of:=IF(COUNTIF([.$A$2:.$A$30];[.C21])&gt;0;&quot;-&quot;;&quot;X&quot;)" office:value-type="string" office:string-value="X">
            <text:p>X</text:p>
          </table:table-cell>
          <table:table-cell table:number-columns-repeated="15"/>
        </table:table-row>
        <table:table-row table:style-name="ro8">
          <table:table-cell/>
          <table:table-cell table:formula="of:=IF(COUNTIF([.$C$2:.$C$30];[.A22])&gt;0;&quot;-&quot;;&quot;X&quot;)" office:value-type="string" office:string-value="X">
            <text:p>X</text:p>
          </table:table-cell>
          <table:table-cell/>
          <table:table-cell table:formula="of:=IF(COUNTIF([.$A$2:.$A$30];[.C22])&gt;0;&quot;-&quot;;&quot;X&quot;)" office:value-type="string" office:string-value="X">
            <text:p>X</text:p>
          </table:table-cell>
          <table:table-cell table:number-columns-repeated="15"/>
        </table:table-row>
        <table:table-row table:style-name="ro8">
          <table:table-cell/>
          <table:table-cell table:formula="of:=IF(COUNTIF([.$C$2:.$C$30];[.A23])&gt;0;&quot;-&quot;;&quot;X&quot;)" office:value-type="string" office:string-value="X">
            <text:p>X</text:p>
          </table:table-cell>
          <table:table-cell/>
          <table:table-cell table:formula="of:=IF(COUNTIF([.$A$2:.$A$30];[.C23])&gt;0;&quot;-&quot;;&quot;X&quot;)" office:value-type="string" office:string-value="X">
            <text:p>X</text:p>
          </table:table-cell>
          <table:table-cell table:number-columns-repeated="15"/>
        </table:table-row>
        <table:table-row table:style-name="ro8">
          <table:table-cell/>
          <table:table-cell table:formula="of:=IF(COUNTIF([.$C$2:.$C$30];[.A24])&gt;0;&quot;-&quot;;&quot;X&quot;)" office:value-type="string" office:string-value="X">
            <text:p>X</text:p>
          </table:table-cell>
          <table:table-cell/>
          <table:table-cell table:formula="of:=IF(COUNTIF([.$A$2:.$A$30];[.C24])&gt;0;&quot;-&quot;;&quot;X&quot;)" office:value-type="string" office:string-value="X">
            <text:p>X</text:p>
          </table:table-cell>
          <table:table-cell table:number-columns-repeated="15"/>
        </table:table-row>
        <table:table-row table:style-name="ro8">
          <table:table-cell/>
          <table:table-cell table:formula="of:=IF(COUNTIF([.$C$2:.$C$30];[.A25])&gt;0;&quot;-&quot;;&quot;X&quot;)" office:value-type="string" office:string-value="X">
            <text:p>X</text:p>
          </table:table-cell>
          <table:table-cell/>
          <table:table-cell table:formula="of:=IF(COUNTIF([.$A$2:.$A$30];[.C25])&gt;0;&quot;-&quot;;&quot;X&quot;)" office:value-type="string" office:string-value="X">
            <text:p>X</text:p>
          </table:table-cell>
          <table:table-cell table:number-columns-repeated="15"/>
        </table:table-row>
        <table:table-row table:style-name="ro8">
          <table:table-cell/>
          <table:table-cell table:formula="of:=IF(COUNTIF([.$C$2:.$C$30];[.A26])&gt;0;&quot;-&quot;;&quot;X&quot;)" office:value-type="string" office:string-value="X">
            <text:p>X</text:p>
          </table:table-cell>
          <table:table-cell/>
          <table:table-cell table:formula="of:=IF(COUNTIF([.$A$2:.$A$30];[.C26])&gt;0;&quot;-&quot;;&quot;X&quot;)" office:value-type="string" office:string-value="X">
            <text:p>X</text:p>
          </table:table-cell>
          <table:table-cell table:number-columns-repeated="15"/>
        </table:table-row>
        <table:table-row table:style-name="ro8">
          <table:table-cell/>
          <table:table-cell table:formula="of:=IF(COUNTIF([.$C$2:.$C$30];[.A27])&gt;0;&quot;-&quot;;&quot;X&quot;)" office:value-type="string" office:string-value="X">
            <text:p>X</text:p>
          </table:table-cell>
          <table:table-cell/>
          <table:table-cell table:formula="of:=IF(COUNTIF([.$A$2:.$A$30];[.C27])&gt;0;&quot;-&quot;;&quot;X&quot;)" office:value-type="string" office:string-value="X">
            <text:p>X</text:p>
          </table:table-cell>
          <table:table-cell table:number-columns-repeated="15"/>
        </table:table-row>
        <table:table-row table:style-name="ro8">
          <table:table-cell/>
          <table:table-cell table:formula="of:=IF(COUNTIF([.$C$2:.$C$30];[.A28])&gt;0;&quot;-&quot;;&quot;X&quot;)" office:value-type="string" office:string-value="X">
            <text:p>X</text:p>
          </table:table-cell>
          <table:table-cell/>
          <table:table-cell table:formula="of:=IF(COUNTIF([.$A$2:.$A$30];[.C28])&gt;0;&quot;-&quot;;&quot;X&quot;)" office:value-type="string" office:string-value="X">
            <text:p>X</text:p>
          </table:table-cell>
          <table:table-cell table:number-columns-repeated="15"/>
        </table:table-row>
        <table:table-row table:style-name="ro8">
          <table:table-cell/>
          <table:table-cell table:formula="of:=IF(COUNTIF([.$C$2:.$C$30];[.A29])&gt;0;&quot;-&quot;;&quot;X&quot;)" office:value-type="string" office:string-value="X">
            <text:p>X</text:p>
          </table:table-cell>
          <table:table-cell/>
          <table:table-cell table:formula="of:=IF(COUNTIF([.$A$2:.$A$30];[.C29])&gt;0;&quot;-&quot;;&quot;X&quot;)" office:value-type="string" office:string-value="X">
            <text:p>X</text:p>
          </table:table-cell>
          <table:table-cell table:number-columns-repeated="15"/>
        </table:table-row>
        <table:table-row table:style-name="ro8">
          <table:table-cell/>
          <table:table-cell table:formula="of:=IF(COUNTIF([.$C$2:.$C$30];[.A30])&gt;0;&quot;-&quot;;&quot;X&quot;)" office:value-type="string" office:string-value="X">
            <text:p>X</text:p>
          </table:table-cell>
          <table:table-cell/>
          <table:table-cell table:formula="of:=IF(COUNTIF([.$A$2:.$A$30];[.C30])&gt;0;&quot;-&quot;;&quot;X&quot;)" office:value-type="string" office:string-value="X">
            <text:p>X</text:p>
          </table:table-cell>
          <table:table-cell table:number-columns-repeated="15"/>
        </table:table-row>
      </table:table>
      <table:table table:name="Hoja4" table:style-name="ta1" table:print="false">
        <table:table-column table:style-name="co20" table:default-cell-style-name="Default"/>
        <table:table-column table:style-name="co17" table:default-cell-style-name="Default"/>
        <table:table-column table:style-name="co17" table:default-cell-style-name="ce16"/>
        <table:table-column table:style-name="co17" table:number-columns-repeated="10" table:default-cell-style-name="Default"/>
        <table:table-row table:style-name="ro2">
          <table:table-cell office:value-type="string">
            <text:p>T0_CH_CERN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8" table:number-columns-repeated="10"/>
        </table:table-row>
        <table:table-row table:style-name="ro2">
          <table:table-cell office:value-type="string">
            <text:p>T1_DE_KIT</text:p>
          </table:table-cell>
          <table:table-cell office:value-type="float" office:value="3000">
            <text:p>3000</text:p>
          </table:table-cell>
          <table:table-cell/>
          <table:table-cell table:style-name="ce8" table:number-columns-repeated="10"/>
        </table:table-row>
        <table:table-row table:style-name="ro2">
          <table:table-cell office:value-type="string">
            <text:p>T1_ES_PIC</text:p>
          </table:table-cell>
          <table:table-cell office:value-type="float" office:value="900">
            <text:p>900</text:p>
          </table:table-cell>
          <table:table-cell/>
          <table:table-cell table:style-name="ce8" table:number-columns-repeated="10"/>
        </table:table-row>
        <table:table-row table:style-name="ro2">
          <table:table-cell office:value-type="string">
            <text:p>T1_FR_CCIN2P3</text:p>
          </table:table-cell>
          <table:table-cell office:value-type="float" office:value="600">
            <text:p>600</text:p>
          </table:table-cell>
          <table:table-cell/>
          <table:table-cell table:style-name="ce8" table:number-columns-repeated="10"/>
        </table:table-row>
        <table:table-row table:style-name="ro2">
          <table:table-cell office:value-type="string">
            <text:p>T1_IT_CNAF</text:p>
          </table:table-cell>
          <table:table-cell office:value-type="float" office:value="4000">
            <text:p>4000</text:p>
          </table:table-cell>
          <table:table-cell/>
          <table:table-cell table:style-name="ce8" table:number-columns-repeated="10"/>
        </table:table-row>
        <table:table-row table:style-name="ro8">
          <table:table-cell table:style-name="ce8" office:value-type="string">
            <text:p>T1_RU_JINR</text:p>
          </table:table-cell>
          <table:table-cell office:value-type="float" office:value="4800">
            <text:p>4800</text:p>
          </table:table-cell>
          <table:table-cell office:value-type="string">
            <text:p>skip</text:p>
          </table:table-cell>
          <table:table-cell table:style-name="ce8" table:number-columns-repeated="10"/>
        </table:table-row>
        <table:table-row table:style-name="ro2">
          <table:table-cell office:value-type="string">
            <text:p>T1_TW_ASGC</text:p>
          </table:table-cell>
          <table:table-cell office:value-type="float" office:value="1500">
            <text:p>1500</text:p>
          </table:table-cell>
          <table:table-cell office:value-type="string">
            <text:p>drain</text:p>
          </table:table-cell>
          <table:table-cell table:style-name="ce8" table:number-columns-repeated="10"/>
        </table:table-row>
        <table:table-row table:style-name="ro2">
          <table:table-cell office:value-type="string">
            <text:p>T1_UK_RAL</text:p>
          </table:table-cell>
          <table:table-cell office:value-type="float" office:value="3000">
            <text:p>3000</text:p>
          </table:table-cell>
          <table:table-cell/>
          <table:table-cell table:style-name="ce8" table:number-columns-repeated="10"/>
        </table:table-row>
        <table:table-row table:style-name="ro2">
          <table:table-cell office:value-type="string">
            <text:p>T1_UK_RAL_Disk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8" table:number-columns-repeated="10"/>
        </table:table-row>
        <table:table-row table:style-name="ro2">
          <table:table-cell office:value-type="string">
            <text:p>T1_US_FNAL</text:p>
          </table:table-cell>
          <table:table-cell office:value-type="float" office:value="8000">
            <text:p>8000</text:p>
          </table:table-cell>
          <table:table-cell table:number-columns-repeated="11"/>
        </table:table-row>
        <table:table-row table:style-name="ro2">
          <table:table-cell table:style-name="ce20" office:value-type="string">
            <text:p>T2_AT_Vienna</text:p>
          </table:table-cell>
          <table:table-cell office:value-type="float" office:value="212">
            <text:p>212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2">
          <table:table-cell office:value-type="string">
            <text:p>T2_BE_IIHE</text:p>
          </table:table-cell>
          <table:table-cell office:value-type="float" office:value="1200">
            <text:p>1200</text:p>
          </table:table-cell>
          <table:table-cell table:number-columns-repeated="11"/>
        </table:table-row>
        <table:table-row table:style-name="ro2">
          <table:table-cell office:value-type="string">
            <text:p>T2_BE_UCL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2">
          <table:table-cell office:value-type="string">
            <text:p>T2_BR_SPRACE</text:p>
          </table:table-cell>
          <table:table-cell office:value-type="float" office:value="550">
            <text:p>550</text:p>
          </table:table-cell>
          <table:table-cell table:number-columns-repeated="11"/>
        </table:table-row>
        <table:table-row table:style-name="ro2">
          <table:table-cell office:value-type="string">
            <text:p>T2_BR_UERJ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2">
          <table:table-cell office:value-type="string">
            <text:p>T2_CH_CERN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2">
          <table:table-cell office:value-type="string">
            <text:p>T2_CH_CERN_AI</text:p>
          </table:table-cell>
          <table:table-cell office:value-type="float" office:value="3000">
            <text:p>3000</text:p>
          </table:table-cell>
          <table:table-cell table:number-columns-repeated="11"/>
        </table:table-row>
        <table:table-row table:style-name="ro2">
          <table:table-cell office:value-type="string">
            <text:p>T2_CH_CERN_HLT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2">
          <table:table-cell office:value-type="string">
            <text:p>T2_CH_CSCS</text:p>
          </table:table-cell>
          <table:table-cell office:value-type="float" office:value="520">
            <text:p>520</text:p>
          </table:table-cell>
          <table:table-cell table:number-columns-repeated="11"/>
        </table:table-row>
        <table:table-row table:style-name="ro2">
          <table:table-cell office:value-type="string">
            <text:p>T2_CN_Beijing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2">
          <table:table-cell office:value-type="string">
            <text:p>T2_DE_DESY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2">
          <table:table-cell office:value-type="string">
            <text:p>T2_DE_RWTH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2">
          <table:table-cell office:value-type="string">
            <text:p>T2_EE_Estonia</text:p>
          </table:table-cell>
          <table:table-cell office:value-type="float" office:value="1500">
            <text:p>1500</text:p>
          </table:table-cell>
          <table:table-cell table:number-columns-repeated="11"/>
        </table:table-row>
        <table:table-row table:style-name="ro2">
          <table:table-cell office:value-type="string">
            <text:p>T2_ES_CIEMAT</text:p>
          </table:table-cell>
          <table:table-cell office:value-type="float" office:value="2500">
            <text:p>2500</text:p>
          </table:table-cell>
          <table:table-cell table:number-columns-repeated="11"/>
        </table:table-row>
        <table:table-row table:style-name="ro2">
          <table:table-cell office:value-type="string">
            <text:p>T2_ES_IFCA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2">
          <table:table-cell table:style-name="ce21" office:value-type="string">
            <text:p>T2_FI_HIP</text:p>
          </table:table-cell>
          <table:table-cell office:value-type="float" office:value="1500">
            <text:p>1500</text:p>
          </table:table-cell>
          <table:table-cell table:number-columns-repeated="11"/>
        </table:table-row>
        <table:table-row table:style-name="ro2">
          <table:table-cell office:value-type="string">
            <text:p>T2_FR_CCIN2P3</text:p>
          </table:table-cell>
          <table:table-cell office:value-type="float" office:value="300">
            <text:p>300</text:p>
          </table:table-cell>
          <table:table-cell table:number-columns-repeated="11"/>
        </table:table-row>
        <table:table-row table:style-name="ro2">
          <table:table-cell table:style-name="ce21" office:value-type="string">
            <text:p>T2_FR_GRIF_IRFU</text:p>
          </table:table-cell>
          <table:table-cell office:value-type="float" office:value="0">
            <text:p>0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2">
          <table:table-cell office:value-type="string">
            <text:p>T2_FR_GRIF_LLR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2">
          <table:table-cell office:value-type="string">
            <text:p>T2_FR_IPHC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8">
          <table:table-cell table:style-name="ce22" office:value-type="string">
            <text:p>T2_GR_Ioannina</text:p>
          </table:table-cell>
          <table:table-cell table:style-name="ce23" table:formula="of:=1870/10*0.5" office:value-type="float" office:value="93.5">
            <text:p>94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2">
          <table:table-cell office:value-type="string">
            <text:p>T2_HU_Budapest</text:p>
          </table:table-cell>
          <table:table-cell office:value-type="float" office:value="1200">
            <text:p>1200</text:p>
          </table:table-cell>
          <table:table-cell table:number-columns-repeated="11"/>
        </table:table-row>
        <table:table-row table:style-name="ro2">
          <table:table-cell office:value-type="string">
            <text:p>T2_IN_TIFR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2">
          <table:table-cell table:style-name="ce21" office:value-type="string">
            <text:p>T2_IT_Bari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2">
          <table:table-cell office:value-type="string">
            <text:p>T2_IT_Legnaro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2">
          <table:table-cell office:value-type="string">
            <text:p>T2_IT_Pisa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2">
          <table:table-cell office:value-type="string">
            <text:p>T2_IT_Rome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2">
          <table:table-cell table:style-name="ce21" office:value-type="string">
            <text:p>T2_KR_KNU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2">
          <table:table-cell office:value-type="string">
            <text:p>T2_PL_Warsaw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2">
          <table:table-cell office:value-type="string">
            <text:p>T2_PT_NCG_Lisbon</text:p>
          </table:table-cell>
          <table:table-cell office:value-type="float" office:value="800">
            <text:p>800</text:p>
          </table:table-cell>
          <table:table-cell table:number-columns-repeated="11"/>
        </table:table-row>
        <table:table-row table:style-name="ro2">
          <table:table-cell table:style-name="ce21" office:value-type="string">
            <text:p>T2_RU_IHEP</text:p>
          </table:table-cell>
          <table:table-cell table:style-name="ce23" office:value-type="float" office:value="700">
            <text:p>700</text:p>
          </table:table-cell>
          <table:table-cell table:number-columns-repeated="11"/>
        </table:table-row>
        <table:table-row table:style-name="ro2">
          <table:table-cell office:value-type="string">
            <text:p>T2_RU_INR</text:p>
          </table:table-cell>
          <table:table-cell office:value-type="float" office:value="100">
            <text:p>1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2">
          <table:table-cell office:value-type="string">
            <text:p>T2_RU_ITEP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2">
          <table:table-cell office:value-type="string">
            <text:p>T2_RU_JINR</text:p>
          </table:table-cell>
          <table:table-cell office:value-type="float" office:value="1500">
            <text:p>1500</text:p>
          </table:table-cell>
          <table:table-cell table:number-columns-repeated="11"/>
        </table:table-row>
        <table:table-row table:style-name="ro2">
          <table:table-cell office:value-type="string">
            <text:p>T2_RU_PNPI</text:p>
          </table:table-cell>
          <table:table-cell office:value-type="float" office:value="76">
            <text:p>76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2">
          <table:table-cell office:value-type="string">
            <text:p>T2_RU_RRC_KI</text:p>
          </table:table-cell>
          <table:table-cell office:value-type="float" office:value="0">
            <text:p>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2">
          <table:table-cell office:value-type="string">
            <text:p>T2_RU_SINP</text:p>
          </table:table-cell>
          <table:table-cell office:value-type="float" office:value="100">
            <text:p>1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2">
          <table:table-cell office:value-type="string">
            <text:p>T2_TR_METU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2">
          <table:table-cell office:value-type="string">
            <text:p>T2_TW_Taiwan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2">
          <table:table-cell table:style-name="ce20" office:value-type="string">
            <text:p>T2_UA_KIPT</text:p>
          </table:table-cell>
          <table:table-cell office:value-type="float" office:value="200">
            <text:p>200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2">
          <table:table-cell office:value-type="string">
            <text:p>T2_UK_London_Brunel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2">
          <table:table-cell office:value-type="string">
            <text:p>T2_UK_London_IC</text:p>
          </table:table-cell>
          <table:table-cell office:value-type="float" office:value="3000">
            <text:p>3000</text:p>
          </table:table-cell>
          <table:table-cell table:number-columns-repeated="11"/>
        </table:table-row>
        <table:table-row table:style-name="ro2">
          <table:table-cell office:value-type="string">
            <text:p>T2_UK_SGrid_Bristol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2">
          <table:table-cell office:value-type="string">
            <text:p>T2_UK_SGrid_RALPP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2">
          <table:table-cell office:value-type="string">
            <text:p>T2_US_Caltech</text:p>
          </table:table-cell>
          <table:table-cell office:value-type="float" office:value="4000">
            <text:p>4000</text:p>
          </table:table-cell>
          <table:table-cell table:number-columns-repeated="11"/>
        </table:table-row>
        <table:table-row table:style-name="ro2">
          <table:table-cell office:value-type="string">
            <text:p>T2_US_Florida</text:p>
          </table:table-cell>
          <table:table-cell office:value-type="float" office:value="4000">
            <text:p>4000</text:p>
          </table:table-cell>
          <table:table-cell table:number-columns-repeated="11"/>
        </table:table-row>
        <table:table-row table:style-name="ro2">
          <table:table-cell office:value-type="string">
            <text:p>T2_US_MIT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2">
          <table:table-cell office:value-type="string">
            <text:p>T2_US_Nebraska</text:p>
          </table:table-cell>
          <table:table-cell office:value-type="float" office:value="6000">
            <text:p>6000</text:p>
          </table:table-cell>
          <table:table-cell table:number-columns-repeated="11"/>
        </table:table-row>
        <table:table-row table:style-name="ro2">
          <table:table-cell office:value-type="string">
            <text:p>T2_US_Purdue</text:p>
          </table:table-cell>
          <table:table-cell office:value-type="float" office:value="10000">
            <text:p>10000</text:p>
          </table:table-cell>
          <table:table-cell table:number-columns-repeated="11"/>
        </table:table-row>
        <table:table-row table:style-name="ro2">
          <table:table-cell office:value-type="string">
            <text:p>T2_US_UCSD</text:p>
          </table:table-cell>
          <table:table-cell office:value-type="float" office:value="2500">
            <text:p>2500</text:p>
          </table:table-cell>
          <table:table-cell table:number-columns-repeated="11"/>
        </table:table-row>
        <table:table-row table:style-name="ro2">
          <table:table-cell office:value-type="string">
            <text:p>T2_US_Vanderbilt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2">
          <table:table-cell office:value-type="string">
            <text:p>T2_US_Wisconsin</text:p>
          </table:table-cell>
          <table:table-cell office:value-type="float" office:value="6000">
            <text:p>6000</text:p>
          </table:table-cell>
          <table:table-cell table:number-columns-repeated="11"/>
        </table:table-row>
        <table:table-row table:style-name="ro2">
          <table:table-cell office:value-type="string">
            <text:p>T3_US_Colorado</text:p>
          </table:table-cell>
          <table:table-cell office:value-type="float" office:value="6000">
            <text:p>6000</text:p>
          </table:table-cell>
          <table:table-cell table:number-columns-repeated="11"/>
        </table:table-row>
        <table:table-row table:style-name="ro2">
          <table:table-cell office:value-type="string">
            <text:p>T3_US_Omaha</text:p>
          </table:table-cell>
          <table:table-cell office:value-type="float" office:value="6000">
            <text:p>6000</text:p>
          </table:table-cell>
          <table:table-cell table:number-columns-repeated="11"/>
        </table:table-row>
      </table:table>
      <table:table table:name="workflow drain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ce16"/>
        <table:table-column table:style-name="co25" table:default-cell-style-name="ce29"/>
        <table:table-column table:style-name="co26" table:default-cell-style-name="Default"/>
        <table:table-column table:style-name="co27" table:default-cell-style-name="ce16"/>
        <table:table-column table:style-name="co28" table:default-cell-style-name="ce16"/>
        <table:table-column table:style-name="co17" table:number-columns-repeated="7" table:default-cell-style-name="Default"/>
        <table:table-row table:style-name="ro8">
          <table:table-cell table:style-name="ce24" office:value-type="string">
            <office:annotation draw:style-name="gr4" draw:text-style-name="P1" svg:width="2.3476in" svg:height="0.6713in" svg:x="1.835in" svg:y="0in" draw:caption-point-x="-0.2402in" draw:caption-point-y="0.0039in">
              <dc:date>2013-07-08T00:00:00</dc:date>
              <text:p text:style-name="P1"><text:span text:style-name="T1">Yellow = need re commissioning</text:span></text:p>
            </office:annotation>
            <text:p>Site in MC</text:p>
          </table:table-cell>
          <table:table-cell table:style-name="ce24" office:value-type="string">
            <text:p><text:a xlink:href="https://cmsweb.cern.ch/sitedb/prod/sites">Slots</text:a></text:p>
          </table:table-cell>
          <table:table-cell table:style-name="ce24" office:value-type="string">
            <office:annotation draw:style-name="gr5" draw:text-style-name="P1" svg:width="2.3217in" svg:height="1.1677in" svg:x="3.1646in" svg:y="0in" draw:caption-point-x="-0.2402in" draw:caption-point-y="0.0039in">
              <dc:date>2013-07-08T00:00:00</dc:date>
              <text:p text:style-name="P1"><text:span text:style-name="T1">Down = sites that had jobs in the past but we don't want to use any more</text:span></text:p>
              <text:p text:style-name="P1"><text:span text:style-name="T1"/></text:p>
              <text:p text:style-name="P1"><text:span text:style-name="T1">Drain = sites moving to the WR</text:span></text:p>
              <text:p text:style-name="P1"><text:span text:style-name="T1"/></text:p>
              <text:p text:style-name="P1"><text:span text:style-name="T1">Skip = sites never used before</text:span></text:p>
            </office:annotation>
            <text:p>Status</text:p>
          </table:table-cell>
          <table:table-cell table:style-name="ce27" office:value-type="string">
            <text:p>Comment</text:p>
          </table:table-cell>
          <table:table-cell table:style-name="ce30" office:value-type="string">
            <text:p>Site in SSB</text:p>
          </table:table-cell>
          <table:table-cell table:style-name="ce24" office:value-type="string">
            <office:annotation draw:style-name="gr6" draw:text-style-name="P1" svg:width="1.8531in" svg:height="0.5484in" svg:x="6.0606in" svg:y="0in" draw:caption-point-x="-0.2402in" draw:caption-point-y="0.0039in">
              <dc:date>2013-06-28T00:00:00</dc:date>
              <text:p text:style-name="P1"><text:span text:style-name="T1">X = not in list of Sites for MC</text:span></text:p>
            </office:annotation>
            <text:p>Not MC</text:p>
          </table:table-cell>
          <table:table-cell table:style-name="ce31" office:value-type="string">
            <office:annotation draw:style-name="gr7" draw:text-style-name="P1" svg:width="1.1413in" svg:height="0.2346in" svg:x="6.5047in" svg:y="0in" draw:caption-point-x="-0.2402in" draw:caption-point-y="0.0039in">
              <dc:date>2013-06-28T00:00:00</dc:date>
              <text:p text:style-name="P1"><text:span text:style-name="T1">X = IN the WR</text:span></text:p>
            </office:annotation>
            <text:p>WR</text:p>
          </table:table-cell>
          <table:table-cell/>
          <table:table-cell table:style-name="ce24" office:value-type="string">
            <text:p>last update</text:p>
          </table:table-cell>
          <table:table-cell table:number-columns-repeated="5"/>
        </table:table-row>
        <table:table-row table:style-name="ro8">
          <table:table-cell office:value-type="string">
            <text:p>T0_CH_CERN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8" office:value-type="string">
            <text:p>leave down</text:p>
          </table:table-cell>
          <table:table-cell table:style-name="ce8" office:value-type="string">
            <text:p><text:a xlink:href="http://dashb-ssb.cern.ch/dashboard/request.py/sitehistory?site=T0_CH_CERN#currentView=site_readiness">T0_CH_CERN</text:a></text:p>
          </table:table-cell>
          <table:table-cell table:formula="of:=IF(COUNTIF([.$A$2:.$A$80];[.E2])&gt;0;&quot;-&quot;;&quot;X&quot;)" office:value-type="string" office:string-value="-">
            <text:p>-</text:p>
          </table:table-cell>
          <table:table-cell table:style-name="ce32" table:formula="of:=IF(COUNTIF([Script.$C$2:.$C$30];[.E2])&gt;0;&quot;X&quot;;&quot;-&quot;)" office:value-type="string" office:string-value="-">
            <text:p>-</text:p>
          </table:table-cell>
          <table:table-cell/>
          <table:table-cell table:style-name="ce34" office:value-type="date" office:date-value="2013-07-30">
            <text:p>Jul 30, 2013</text:p>
          </table:table-cell>
          <table:table-cell table:number-columns-repeated="5"/>
        </table:table-row>
        <table:table-row table:style-name="ro8">
          <table:table-cell office:value-type="string">
            <text:p>T1_DE_KIT</text:p>
          </table:table-cell>
          <table:table-cell office:value-type="float" office:value="3000">
            <text:p>3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1_CH_CERN#currentView=site_readiness">T1_CH_CERN</text:a></text:p>
          </table:table-cell>
          <table:table-cell table:formula="of:=IF(COUNTIF([.$A$2:.$A$80];[.E3])&gt;0;&quot;-&quot;;&quot;X&quot;)" office:value-type="string" office:string-value="X">
            <text:p>X</text:p>
          </table:table-cell>
          <table:table-cell table:style-name="ce32" table:formula="of:=IF(COUNTIF([Script.$C$2:.$C$30];[.E3])&gt;0;&quot;X&quot;;&quot;-&quot;)" office:value-type="string" office:string-value="-">
            <text:p>-</text:p>
          </table:table-cell>
          <table:table-cell table:number-columns-repeated="7"/>
        </table:table-row>
        <table:table-row table:style-name="ro8">
          <table:table-cell office:value-type="string">
            <text:p>T1_ES_PIC</text:p>
          </table:table-cell>
          <table:table-cell office:value-type="float" office:value="900">
            <text:p>9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1_DE_KIT#currentView=site_readiness">T1_DE_KIT</text:a></text:p>
          </table:table-cell>
          <table:table-cell table:formula="of:=IF(COUNTIF([.$A$2:.$A$80];[.E4])&gt;0;&quot;-&quot;;&quot;X&quot;)" office:value-type="string" office:string-value="-">
            <text:p>-</text:p>
          </table:table-cell>
          <table:table-cell table:style-name="ce32" table:formula="of:=IF(COUNTIF([Script.$C$2:.$C$30];[.E4])&gt;0;&quot;X&quot;;&quot;-&quot;)" office:value-type="string" office:string-value="-">
            <text:p>-</text:p>
          </table:table-cell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</table:table-row>
        <table:table-row table:style-name="ro8">
          <table:table-cell office:value-type="string">
            <text:p>T1_FR_CCIN2P3</text:p>
          </table:table-cell>
          <table:table-cell office:value-type="float" office:value="600">
            <text:p>6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1_ES_PIC#currentView=site_readiness">T1_ES_PIC</text:a></text:p>
          </table:table-cell>
          <table:table-cell table:formula="of:=IF(COUNTIF([.$A$2:.$A$80];[.E5])&gt;0;&quot;-&quot;;&quot;X&quot;)" office:value-type="string" office:string-value="-">
            <text:p>-</text:p>
          </table:table-cell>
          <table:table-cell table:style-name="ce32" table:formula="of:=IF(COUNTIF([Script.$C$2:.$C$30];[.E5])&gt;0;&quot;X&quot;;&quot;-&quot;)" office:value-type="string" office:string-value="-">
            <text:p>-</text:p>
          </table:table-cell>
          <table:covered-table-cell table:number-columns-repeated="7"/>
        </table:table-row>
        <table:table-row table:style-name="ro8">
          <table:table-cell office:value-type="string">
            <text:p>T1_IT_CNAF</text:p>
          </table:table-cell>
          <table:table-cell office:value-type="float" office:value="4000">
            <text:p>4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1_FR_CCIN2P3#currentView=site_readiness">T1_FR_CCIN2P3</text:a></text:p>
          </table:table-cell>
          <table:table-cell table:formula="of:=IF(COUNTIF([.$A$2:.$A$80];[.E6])&gt;0;&quot;-&quot;;&quot;X&quot;)" office:value-type="string" office:string-value="-">
            <text:p>-</text:p>
          </table:table-cell>
          <table:table-cell table:style-name="ce32" table:formula="of:=IF(COUNTIF([Script.$C$2:.$C$30];[.E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6">
          <table:table-cell table:style-name="ce8" office:value-type="string">
            <text:p>T1_RU_JINR</text:p>
          </table:table-cell>
          <table:table-cell office:value-type="float" office:value="4800">
            <text:p>4800</text:p>
          </table:table-cell>
          <table:table-cell office:value-type="string">
            <text:p>skip</text:p>
          </table:table-cell>
          <table:table-cell table:style-name="ce8" office:value-type="string">
            <text:p>waiting to be commissioned</text:p>
          </table:table-cell>
          <table:table-cell table:style-name="ce8" office:value-type="string">
            <text:p><text:a xlink:href="http://dashb-ssb.cern.ch/dashboard/request.py/sitehistory?site=T1_IT_CNAF#currentView=site_readiness">T1_IT_CNAF</text:a></text:p>
          </table:table-cell>
          <table:table-cell table:formula="of:=IF(COUNTIF([.$A$2:.$A$80];[.E7])&gt;0;&quot;-&quot;;&quot;X&quot;)" office:value-type="string" office:string-value="-">
            <text:p>-</text:p>
          </table:table-cell>
          <table:table-cell table:style-name="ce32" table:formula="of:=IF(COUNTIF([Script.$C$2:.$C$30];[.E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6">
          <table:table-cell office:value-type="string">
            <text:p>T1_TW_ASGC</text:p>
          </table:table-cell>
          <table:table-cell office:value-type="float" office:value="1500">
            <text:p>1500</text:p>
          </table:table-cell>
          <table:table-cell office:value-type="string">
            <text:p>drain</text:p>
          </table:table-cell>
          <table:table-cell table:style-name="ce28" office:value-type="string">
            <text:p>working in opportunistic mode</text:p>
          </table:table-cell>
          <table:table-cell table:style-name="ce8" office:value-type="string">
            <text:p><text:a xlink:href="http://dashb-ssb.cern.ch/dashboard/request.py/sitehistory?site=T1_RU_JINR#currentView=site_readiness">T1_RU_JINR</text:a></text:p>
          </table:table-cell>
          <table:table-cell table:formula="of:=IF(COUNTIF([.$A$2:.$A$80];[.E8])&gt;0;&quot;-&quot;;&quot;X&quot;)" office:value-type="string" office:string-value="-">
            <text:p>-</text:p>
          </table:table-cell>
          <table:table-cell table:style-name="ce32" table:formula="of:=IF(COUNTIF([Script.$C$2:.$C$30];[.E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1_UK_RAL</text:p>
          </table:table-cell>
          <table:table-cell office:value-type="float" office:value="3000">
            <text:p>3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1_RU_JINR_Disk#currentView=site_readiness">T1_RU_JINR_Disk</text:a></text:p>
          </table:table-cell>
          <table:table-cell table:formula="of:=IF(COUNTIF([.$A$2:.$A$80];[.E9])&gt;0;&quot;-&quot;;&quot;X&quot;)" office:value-type="string" office:string-value="X">
            <text:p>X</text:p>
          </table:table-cell>
          <table:table-cell table:style-name="ce32" table:formula="of:=IF(COUNTIF([Script.$C$2:.$C$30];[.E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6">
          <table:table-cell office:value-type="string">
            <text:p>T1_UK_RAL_Disk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8" office:value-type="string">
            <text:p>Leave down, it exists only for PhEDEX</text:p>
          </table:table-cell>
          <table:table-cell table:style-name="ce8" office:value-type="string">
            <text:p><text:a xlink:href="http://dashb-ssb.cern.ch/dashboard/request.py/sitehistory?site=T1_TW_ASGC#currentView=site_readiness">T1_TW_ASGC</text:a></text:p>
          </table:table-cell>
          <table:table-cell table:formula="of:=IF(COUNTIF([.$A$2:.$A$80];[.E10])&gt;0;&quot;-&quot;;&quot;X&quot;)" office:value-type="string" office:string-value="-">
            <text:p>-</text:p>
          </table:table-cell>
          <table:table-cell table:style-name="ce32" table:formula="of:=IF(COUNTIF([Script.$C$2:.$C$30];[.E10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1_US_FNAL</text:p>
          </table:table-cell>
          <table:table-cell office:value-type="float" office:value="8000">
            <text:p>8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1_UK_RAL#currentView=site_readiness">T1_UK_RAL</text:a></text:p>
          </table:table-cell>
          <table:table-cell table:formula="of:=IF(COUNTIF([.$A$2:.$A$80];[.E11])&gt;0;&quot;-&quot;;&quot;X&quot;)" office:value-type="string" office:string-value="-">
            <text:p>-</text:p>
          </table:table-cell>
          <table:table-cell table:style-name="ce32" table:formula="of:=IF(COUNTIF([Script.$C$2:.$C$30];[.E1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6">
          <table:table-cell table:style-name="ce20" office:value-type="string">
            <text:p>T2_AT_Vienna</text:p>
          </table:table-cell>
          <table:table-cell office:value-type="float" office:value="212">
            <text:p>212</text:p>
          </table:table-cell>
          <table:table-cell office:value-type="string">
            <text:p>skip</text:p>
          </table:table-cell>
          <table:table-cell table:style-name="ce8" office:value-type="string">
            <text:p>Jul 29: WF testing</text:p>
          </table:table-cell>
          <table:table-cell table:style-name="ce8" office:value-type="string">
            <text:p><text:a xlink:href="http://dashb-ssb.cern.ch/dashboard/request.py/sitehistory?site=T1_UK_RAL_Disk#currentView=site_readiness">T1_UK_RAL_Disk</text:a></text:p>
          </table:table-cell>
          <table:table-cell table:formula="of:=IF(COUNTIF([.$A$2:.$A$80];[.E12])&gt;0;&quot;-&quot;;&quot;X&quot;)" office:value-type="string" office:string-value="-">
            <text:p>-</text:p>
          </table:table-cell>
          <table:table-cell table:style-name="ce32" table:formula="of:=IF(COUNTIF([Script.$C$2:.$C$30];[.E12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BE_IIHE</text:p>
          </table:table-cell>
          <table:table-cell office:value-type="float" office:value="1200">
            <text:p>12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1_US_FNAL#currentView=site_readiness">T1_US_FNAL</text:a></text:p>
          </table:table-cell>
          <table:table-cell table:formula="of:=IF(COUNTIF([.$A$2:.$A$80];[.E13])&gt;0;&quot;-&quot;;&quot;X&quot;)" office:value-type="string" office:string-value="-">
            <text:p>-</text:p>
          </table:table-cell>
          <table:table-cell table:style-name="ce32" table:formula="of:=IF(COUNTIF([Script.$C$2:.$C$30];[.E13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BE_UCL</text:p>
          </table:table-cell>
          <table:table-cell office:value-type="float" office:value="1000">
            <text:p>1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1_US_FNAL_Disk#currentView=site_readiness">T1_US_FNAL_Disk</text:a></text:p>
          </table:table-cell>
          <table:table-cell table:formula="of:=IF(COUNTIF([.$A$2:.$A$80];[.E14])&gt;0;&quot;-&quot;;&quot;X&quot;)" office:value-type="string" office:string-value="X">
            <text:p>X</text:p>
          </table:table-cell>
          <table:table-cell table:style-name="ce32" table:formula="of:=IF(COUNTIF([Script.$C$2:.$C$30];[.E14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BR_SPRACE</text:p>
          </table:table-cell>
          <table:table-cell office:value-type="float" office:value="550">
            <text:p>55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AT_Vienna#currentView=site_readiness">T2_AT_Vienna</text:a></text:p>
          </table:table-cell>
          <table:table-cell table:formula="of:=IF(COUNTIF([.$A$2:.$A$80];[.E15])&gt;0;&quot;-&quot;;&quot;X&quot;)" office:value-type="string" office:string-value="-">
            <text:p>-</text:p>
          </table:table-cell>
          <table:table-cell table:style-name="ce32" table:formula="of:=IF(COUNTIF([Script.$C$2:.$C$30];[.E15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BR_UERJ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style-name="ce28" office:value-type="string">
            <text:p>network problems</text:p>
          </table:table-cell>
          <table:table-cell table:style-name="ce8" office:value-type="string">
            <text:p><text:a xlink:href="http://dashb-ssb.cern.ch/dashboard/request.py/sitehistory?site=T2_BE_IIHE#currentView=site_readiness">T2_BE_IIHE</text:a></text:p>
          </table:table-cell>
          <table:table-cell table:formula="of:=IF(COUNTIF([.$A$2:.$A$80];[.E16])&gt;0;&quot;-&quot;;&quot;X&quot;)" office:value-type="string" office:string-value="-">
            <text:p>-</text:p>
          </table:table-cell>
          <table:table-cell table:style-name="ce32" table:formula="of:=IF(COUNTIF([Script.$C$2:.$C$30];[.E1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CH_CERN</text:p>
          </table:table-cell>
          <table:table-cell office:value-type="float" office:value="2000">
            <text:p>2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BE_UCL#currentView=site_readiness">T2_BE_UCL</text:a></text:p>
          </table:table-cell>
          <table:table-cell table:formula="of:=IF(COUNTIF([.$A$2:.$A$80];[.E17])&gt;0;&quot;-&quot;;&quot;X&quot;)" office:value-type="string" office:string-value="-">
            <text:p>-</text:p>
          </table:table-cell>
          <table:table-cell table:style-name="ce32" table:formula="of:=IF(COUNTIF([Script.$C$2:.$C$30];[.E1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CH_CERN_AI</text:p>
          </table:table-cell>
          <table:table-cell office:value-type="float" office:value="3000">
            <text:p>3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BR_SPRACE#currentView=site_readiness">T2_BR_SPRACE</text:a></text:p>
          </table:table-cell>
          <table:table-cell table:formula="of:=IF(COUNTIF([.$A$2:.$A$80];[.E18])&gt;0;&quot;-&quot;;&quot;X&quot;)" office:value-type="string" office:string-value="-">
            <text:p>-</text:p>
          </table:table-cell>
          <table:table-cell table:style-name="ce32" table:formula="of:=IF(COUNTIF([Script.$C$2:.$C$30];[.E1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CH_CERN_HLT</text:p>
          </table:table-cell>
          <table:table-cell office:value-type="float" office:value="5000">
            <text:p>5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BR_UERJ#currentView=site_readiness">T2_BR_UERJ</text:a></text:p>
          </table:table-cell>
          <table:table-cell table:formula="of:=IF(COUNTIF([.$A$2:.$A$80];[.E19])&gt;0;&quot;-&quot;;&quot;X&quot;)" office:value-type="string" office:string-value="-">
            <text:p>-</text:p>
          </table:table-cell>
          <table:table-cell table:style-name="ce32" table:formula="of:=IF(COUNTIF([Script.$C$2:.$C$30];[.E19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CH_CSCS</text:p>
          </table:table-cell>
          <table:table-cell office:value-type="float" office:value="520">
            <text:p>52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CH_CERN#currentView=site_readiness">T2_CH_CERN</text:a></text:p>
          </table:table-cell>
          <table:table-cell table:formula="of:=IF(COUNTIF([.$A$2:.$A$80];[.E20])&gt;0;&quot;-&quot;;&quot;X&quot;)" office:value-type="string" office:string-value="-">
            <text:p>-</text:p>
          </table:table-cell>
          <table:table-cell table:style-name="ce32" table:formula="of:=IF(COUNTIF([Script.$C$2:.$C$30];[.E20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CN_Beijing</text:p>
          </table:table-cell>
          <table:table-cell office:value-type="float" office:value="1000">
            <text:p>1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CH_CERN_AI#currentView=site_readiness">T2_CH_CERN_AI</text:a></text:p>
          </table:table-cell>
          <table:table-cell table:formula="of:=IF(COUNTIF([.$A$2:.$A$80];[.E21])&gt;0;&quot;-&quot;;&quot;X&quot;)" office:value-type="string" office:string-value="-">
            <text:p>-</text:p>
          </table:table-cell>
          <table:table-cell table:style-name="ce32" table:formula="of:=IF(COUNTIF([Script.$C$2:.$C$30];[.E2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DE_DESY</text:p>
          </table:table-cell>
          <table:table-cell office:value-type="float" office:value="5000">
            <text:p>5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CH_CERN_HLT#currentView=site_readiness">T2_CH_CERN_HLT</text:a></text:p>
          </table:table-cell>
          <table:table-cell table:formula="of:=IF(COUNTIF([.$A$2:.$A$80];[.E22])&gt;0;&quot;-&quot;;&quot;X&quot;)" office:value-type="string" office:string-value="-">
            <text:p>-</text:p>
          </table:table-cell>
          <table:table-cell table:style-name="ce32" table:formula="of:=IF(COUNTIF([Script.$C$2:.$C$30];[.E22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DE_RWTH</text:p>
          </table:table-cell>
          <table:table-cell office:value-type="float" office:value="5000">
            <text:p>5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CH_CSCS#currentView=site_readiness">T2_CH_CSCS</text:a></text:p>
          </table:table-cell>
          <table:table-cell table:formula="of:=IF(COUNTIF([.$A$2:.$A$80];[.E23])&gt;0;&quot;-&quot;;&quot;X&quot;)" office:value-type="string" office:string-value="-">
            <text:p>-</text:p>
          </table:table-cell>
          <table:table-cell table:style-name="ce32" table:formula="of:=IF(COUNTIF([Script.$C$2:.$C$30];[.E23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EE_Estonia</text:p>
          </table:table-cell>
          <table:table-cell office:value-type="float" office:value="1500">
            <text:p>15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CN_Beijing#currentView=site_readiness">T2_CN_Beijing</text:a></text:p>
          </table:table-cell>
          <table:table-cell table:formula="of:=IF(COUNTIF([.$A$2:.$A$80];[.E24])&gt;0;&quot;-&quot;;&quot;X&quot;)" office:value-type="string" office:string-value="-">
            <text:p>-</text:p>
          </table:table-cell>
          <table:table-cell table:style-name="ce32" table:formula="of:=IF(COUNTIF([Script.$C$2:.$C$30];[.E24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ES_CIEMAT</text:p>
          </table:table-cell>
          <table:table-cell office:value-type="float" office:value="2500">
            <text:p>25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DE_DESY#currentView=site_readiness">T2_DE_DESY</text:a></text:p>
          </table:table-cell>
          <table:table-cell table:formula="of:=IF(COUNTIF([.$A$2:.$A$80];[.E25])&gt;0;&quot;-&quot;;&quot;X&quot;)" office:value-type="string" office:string-value="-">
            <text:p>-</text:p>
          </table:table-cell>
          <table:table-cell table:style-name="ce32" table:formula="of:=IF(COUNTIF([Script.$C$2:.$C$30];[.E25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ES_IFCA</text:p>
          </table:table-cell>
          <table:table-cell office:value-type="float" office:value="2000">
            <text:p>2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DE_RWTH#currentView=site_readiness">T2_DE_RWTH</text:a></text:p>
          </table:table-cell>
          <table:table-cell table:formula="of:=IF(COUNTIF([.$A$2:.$A$80];[.E26])&gt;0;&quot;-&quot;;&quot;X&quot;)" office:value-type="string" office:string-value="-">
            <text:p>-</text:p>
          </table:table-cell>
          <table:table-cell table:style-name="ce32" table:formula="of:=IF(COUNTIF([Script.$C$2:.$C$30];[.E2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table:style-name="ce21" office:value-type="string">
            <text:p>T2_FI_HIP</text:p>
          </table:table-cell>
          <table:table-cell office:value-type="float" office:value="1500">
            <text:p>1500</text:p>
          </table:table-cell>
          <table:table-cell/>
          <table:table-cell office:value-type="string">
            <text:p>Jul 08: take out see how it goes</text:p>
          </table:table-cell>
          <table:table-cell table:style-name="ce8" office:value-type="string">
            <text:p><text:a xlink:href="http://dashb-ssb.cern.ch/dashboard/request.py/sitehistory?site=T2_EE_Estonia#currentView=site_readiness">T2_EE_Estonia</text:a></text:p>
          </table:table-cell>
          <table:table-cell table:formula="of:=IF(COUNTIF([.$A$2:.$A$80];[.E27])&gt;0;&quot;-&quot;;&quot;X&quot;)" office:value-type="string" office:string-value="-">
            <text:p>-</text:p>
          </table:table-cell>
          <table:table-cell table:style-name="ce32" table:formula="of:=IF(COUNTIF([Script.$C$2:.$C$30];[.E2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FR_CCIN2P3</text:p>
          </table:table-cell>
          <table:table-cell office:value-type="float" office:value="300">
            <text:p>3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ES_CIEMAT#currentView=site_readiness">T2_ES_CIEMAT</text:a></text:p>
          </table:table-cell>
          <table:table-cell table:formula="of:=IF(COUNTIF([.$A$2:.$A$80];[.E28])&gt;0;&quot;-&quot;;&quot;X&quot;)" office:value-type="string" office:string-value="-">
            <text:p>-</text:p>
          </table:table-cell>
          <table:table-cell table:style-name="ce32" table:formula="of:=IF(COUNTIF([Script.$C$2:.$C$30];[.E2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table:style-name="ce21" office:value-type="string">
            <text:p>T2_FR_GRIF_IRFU</text:p>
          </table:table-cell>
          <table:table-cell office:value-type="float" office:value="0">
            <text:p>0</text:p>
          </table:table-cell>
          <table:table-cell office:value-type="string">
            <text:p>skip</text:p>
          </table:table-cell>
          <table:table-cell table:style-name="ce8" office:value-type="string">
            <text:p>shares WNs with LLR so as long as we are using GRIF_LLR we don't need IRFU</text:p>
          </table:table-cell>
          <table:table-cell table:style-name="ce8" office:value-type="string">
            <text:p><text:a xlink:href="http://dashb-ssb.cern.ch/dashboard/request.py/sitehistory?site=T2_ES_IFCA#currentView=site_readiness">T2_ES_IFCA</text:a></text:p>
          </table:table-cell>
          <table:table-cell table:formula="of:=IF(COUNTIF([.$A$2:.$A$80];[.E29])&gt;0;&quot;-&quot;;&quot;X&quot;)" office:value-type="string" office:string-value="-">
            <text:p>-</text:p>
          </table:table-cell>
          <table:table-cell table:style-name="ce32" table:formula="of:=IF(COUNTIF([Script.$C$2:.$C$30];[.E2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FR_GRIF_LLR</text:p>
          </table:table-cell>
          <table:table-cell office:value-type="float" office:value="1000">
            <text:p>1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FI_HIP#currentView=site_readiness">T2_FI_HIP</text:a></text:p>
          </table:table-cell>
          <table:table-cell table:formula="of:=IF(COUNTIF([.$A$2:.$A$80];[.E30])&gt;0;&quot;-&quot;;&quot;X&quot;)" office:value-type="string" office:string-value="-">
            <text:p>-</text:p>
          </table:table-cell>
          <table:table-cell table:style-name="ce32" table:formula="of:=IF(COUNTIF([Script.$C$2:.$C$30];[.E30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FR_IPHC</text:p>
          </table:table-cell>
          <table:table-cell office:value-type="float" office:value="1000">
            <text:p>1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FR_CCIN2P3#currentView=site_readiness">T2_FR_CCIN2P3</text:a></text:p>
          </table:table-cell>
          <table:table-cell table:formula="of:=IF(COUNTIF([.$A$2:.$A$80];[.E31])&gt;0;&quot;-&quot;;&quot;X&quot;)" office:value-type="string" office:string-value="-">
            <text:p>-</text:p>
          </table:table-cell>
          <table:table-cell table:style-name="ce32" table:formula="of:=IF(COUNTIF([Script.$C$2:.$C$30];[.E3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6">
          <table:table-cell table:style-name="ce22" office:value-type="string">
            <text:p>T2_GR_Ioannina</text:p>
          </table:table-cell>
          <table:table-cell table:style-name="ce23" table:formula="of:=1870/10*0.5" office:value-type="float" office:value="93.5">
            <text:p>94</text:p>
          </table:table-cell>
          <table:table-cell office:value-type="string">
            <text:p>skip</text:p>
          </table:table-cell>
          <table:table-cell table:style-name="ce8" office:value-type="string">
            <text:p>Jul 29: WF testing</text:p>
          </table:table-cell>
          <table:table-cell table:style-name="ce8" office:value-type="string">
            <text:p><text:a xlink:href="http://dashb-ssb.cern.ch/dashboard/request.py/sitehistory?site=T2_FR_GRIF_IRFU#currentView=site_readiness">T2_FR_GRIF_IRFU</text:a></text:p>
          </table:table-cell>
          <table:table-cell table:formula="of:=IF(COUNTIF([.$A$2:.$A$80];[.E32])&gt;0;&quot;-&quot;;&quot;X&quot;)" office:value-type="string" office:string-value="-">
            <text:p>-</text:p>
          </table:table-cell>
          <table:table-cell table:style-name="ce32" table:formula="of:=IF(COUNTIF([Script.$C$2:.$C$30];[.E32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HU_Budapest</text:p>
          </table:table-cell>
          <table:table-cell office:value-type="float" office:value="1200">
            <text:p>12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FR_GRIF_LLR#currentView=site_readiness">T2_FR_GRIF_LLR</text:a></text:p>
          </table:table-cell>
          <table:table-cell table:formula="of:=IF(COUNTIF([.$A$2:.$A$80];[.E33])&gt;0;&quot;-&quot;;&quot;X&quot;)" office:value-type="string" office:string-value="-">
            <text:p>-</text:p>
          </table:table-cell>
          <table:table-cell table:style-name="ce32" table:formula="of:=IF(COUNTIF([Script.$C$2:.$C$30];[.E33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0">
          <table:table-cell office:value-type="string">
            <text:p>T2_IN_TIFR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style-name="ce28" office:value-type="string">
            <text:p>keep in drain as long as possible - everything an issue at this site</text:p>
          </table:table-cell>
          <table:table-cell table:style-name="ce8" office:value-type="string">
            <text:p><text:a xlink:href="http://dashb-ssb.cern.ch/dashboard/request.py/sitehistory?site=T2_FR_IPHC#currentView=site_readiness">T2_FR_IPHC</text:a></text:p>
          </table:table-cell>
          <table:table-cell table:formula="of:=IF(COUNTIF([.$A$2:.$A$80];[.E34])&gt;0;&quot;-&quot;;&quot;X&quot;)" office:value-type="string" office:string-value="-">
            <text:p>-</text:p>
          </table:table-cell>
          <table:table-cell table:style-name="ce32" table:formula="of:=IF(COUNTIF([Script.$C$2:.$C$30];[.E34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table:style-name="ce21" office:value-type="string">
            <text:p>T2_IT_Bari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Jul 08: took out</text:p>
          </table:table-cell>
          <table:table-cell table:style-name="ce8" office:value-type="string">
            <text:p><text:a xlink:href="http://dashb-ssb.cern.ch/dashboard/request.py/sitehistory?site=T2_GR_Ioannina#currentView=site_readiness">T2_GR_Ioannina</text:a></text:p>
          </table:table-cell>
          <table:table-cell table:formula="of:=IF(COUNTIF([.$A$2:.$A$80];[.E35])&gt;0;&quot;-&quot;;&quot;X&quot;)" office:value-type="string" office:string-value="-">
            <text:p>-</text:p>
          </table:table-cell>
          <table:table-cell table:style-name="ce32" table:formula="of:=IF(COUNTIF([Script.$C$2:.$C$30];[.E35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IT_Legnaro</text:p>
          </table:table-cell>
          <table:table-cell office:value-type="float" office:value="2000">
            <text:p>2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HU_Budapest#currentView=site_readiness">T2_HU_Budapest</text:a></text:p>
          </table:table-cell>
          <table:table-cell table:formula="of:=IF(COUNTIF([.$A$2:.$A$80];[.E36])&gt;0;&quot;-&quot;;&quot;X&quot;)" office:value-type="string" office:string-value="-">
            <text:p>-</text:p>
          </table:table-cell>
          <table:table-cell table:style-name="ce32" table:formula="of:=IF(COUNTIF([Script.$C$2:.$C$30];[.E3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IT_Pisa</text:p>
          </table:table-cell>
          <table:table-cell office:value-type="float" office:value="2000">
            <text:p>2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IN_TIFR#currentView=site_readiness">T2_IN_TIFR</text:a></text:p>
          </table:table-cell>
          <table:table-cell table:formula="of:=IF(COUNTIF([.$A$2:.$A$80];[.E37])&gt;0;&quot;-&quot;;&quot;X&quot;)" office:value-type="string" office:string-value="-">
            <text:p>-</text:p>
          </table:table-cell>
          <table:table-cell table:style-name="ce32" table:formula="of:=IF(COUNTIF([Script.$C$2:.$C$30];[.E37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IT_Rome</text:p>
          </table:table-cell>
          <table:table-cell office:value-type="float" office:value="1000">
            <text:p>1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IT_Bari#currentView=site_readiness">T2_IT_Bari</text:a></text:p>
          </table:table-cell>
          <table:table-cell table:formula="of:=IF(COUNTIF([.$A$2:.$A$80];[.E38])&gt;0;&quot;-&quot;;&quot;X&quot;)" office:value-type="string" office:string-value="-">
            <text:p>-</text:p>
          </table:table-cell>
          <table:table-cell table:style-name="ce32" table:formula="of:=IF(COUNTIF([Script.$C$2:.$C$30];[.E3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6">
          <table:table-cell table:style-name="ce21" office:value-type="string">
            <text:p>T2_KR_KNU</text:p>
          </table:table-cell>
          <table:table-cell office:value-type="float" office:value="200">
            <text:p>200</text:p>
          </table:table-cell>
          <table:table-cell/>
          <table:table-cell table:style-name="ce8" office:value-type="string">
            <text:p>Jul 30: re-commissioned</text:p>
          </table:table-cell>
          <table:table-cell table:style-name="ce8" office:value-type="string">
            <text:p><text:a xlink:href="http://dashb-ssb.cern.ch/dashboard/request.py/sitehistory?site=T2_IT_Legnaro#currentView=site_readiness">T2_IT_Legnaro</text:a></text:p>
          </table:table-cell>
          <table:table-cell table:formula="of:=IF(COUNTIF([.$A$2:.$A$80];[.E39])&gt;0;&quot;-&quot;;&quot;X&quot;)" office:value-type="string" office:string-value="-">
            <text:p>-</text:p>
          </table:table-cell>
          <table:table-cell table:style-name="ce32" table:formula="of:=IF(COUNTIF([Script.$C$2:.$C$30];[.E3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PL_Warsaw</text:p>
          </table:table-cell>
          <table:table-cell office:value-type="float" office:value="200">
            <text:p>2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IT_Pisa#currentView=site_readiness">T2_IT_Pisa</text:a></text:p>
          </table:table-cell>
          <table:table-cell table:formula="of:=IF(COUNTIF([.$A$2:.$A$80];[.E40])&gt;0;&quot;-&quot;;&quot;X&quot;)" office:value-type="string" office:string-value="-">
            <text:p>-</text:p>
          </table:table-cell>
          <table:table-cell table:style-name="ce32" table:formula="of:=IF(COUNTIF([Script.$C$2:.$C$30];[.E40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PT_NCG_Lisbon</text:p>
          </table:table-cell>
          <table:table-cell office:value-type="float" office:value="800">
            <text:p>8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IT_Rome#currentView=site_readiness">T2_IT_Rome</text:a></text:p>
          </table:table-cell>
          <table:table-cell table:formula="of:=IF(COUNTIF([.$A$2:.$A$80];[.E41])&gt;0;&quot;-&quot;;&quot;X&quot;)" office:value-type="string" office:string-value="-">
            <text:p>-</text:p>
          </table:table-cell>
          <table:table-cell table:style-name="ce32" table:formula="of:=IF(COUNTIF([Script.$C$2:.$C$30];[.E4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6">
          <table:table-cell table:style-name="ce21" office:value-type="string">
            <text:p>T2_RU_IHEP</text:p>
          </table:table-cell>
          <table:table-cell table:style-name="ce23" office:value-type="float" office:value="700">
            <text:p>700</text:p>
          </table:table-cell>
          <table:table-cell/>
          <table:table-cell table:style-name="ce28" office:value-type="string">
            <text:p>Jul 29: out of waiting room</text:p>
          </table:table-cell>
          <table:table-cell table:style-name="ce8" office:value-type="string">
            <text:p><text:a xlink:href="http://dashb-ssb.cern.ch/dashboard/request.py/sitehistory?site=T2_KR_KNU#currentView=site_readiness">T2_KR_KNU</text:a></text:p>
          </table:table-cell>
          <table:table-cell table:formula="of:=IF(COUNTIF([.$A$2:.$A$80];[.E42])&gt;0;&quot;-&quot;;&quot;X&quot;)" office:value-type="string" office:string-value="-">
            <text:p>-</text:p>
          </table:table-cell>
          <table:table-cell table:style-name="ce32" table:formula="of:=IF(COUNTIF([Script.$C$2:.$C$30];[.E42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RU_INR</text:p>
          </table:table-cell>
          <table:table-cell office:value-type="float" office:value="100">
            <text:p>100</text:p>
          </table:table-cell>
          <table:table-cell office:value-type="string">
            <text:p>drain</text:p>
          </table:table-cell>
          <table:table-cell table:style-name="ce28" office:value-type="string">
            <text:p>in waiting room</text:p>
          </table:table-cell>
          <table:table-cell table:style-name="ce8" office:value-type="string">
            <text:p><text:a xlink:href="http://dashb-ssb.cern.ch/dashboard/request.py/sitehistory?site=T2_MY_UPM_BIRUNI#currentView=site_readiness">T2_MY_UPM_BIRUNI</text:a></text:p>
          </table:table-cell>
          <table:table-cell table:formula="of:=IF(COUNTIF([.$A$2:.$A$80];[.E43])&gt;0;&quot;-&quot;;&quot;X&quot;)" office:value-type="string" office:string-value="X">
            <text:p>X</text:p>
          </table:table-cell>
          <table:table-cell table:style-name="ce32" table:formula="of:=IF(COUNTIF([Script.$C$2:.$C$30];[.E43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6">
          <table:table-cell office:value-type="string">
            <text:p>T2_RU_ITEP</text:p>
          </table:table-cell>
          <table:table-cell office:value-type="float" office:value="200">
            <text:p>200</text:p>
          </table:table-cell>
          <table:table-cell/>
          <table:table-cell table:style-name="ce28" office:value-type="string">
            <text:p>Jul 29: out of waiting room</text:p>
          </table:table-cell>
          <table:table-cell table:style-name="ce8" office:value-type="string">
            <text:p><text:a xlink:href="http://dashb-ssb.cern.ch/dashboard/request.py/sitehistory?site=T2_PK_NCP#currentView=site_readiness">T2_PK_NCP</text:a></text:p>
          </table:table-cell>
          <table:table-cell table:formula="of:=IF(COUNTIF([.$A$2:.$A$80];[.E44])&gt;0;&quot;-&quot;;&quot;X&quot;)" office:value-type="string" office:string-value="X">
            <text:p>X</text:p>
          </table:table-cell>
          <table:table-cell table:style-name="ce32" table:formula="of:=IF(COUNTIF([Script.$C$2:.$C$30];[.E44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RU_JINR</text:p>
          </table:table-cell>
          <table:table-cell office:value-type="float" office:value="1500">
            <text:p>1500</text:p>
          </table:table-cell>
          <table:table-cell/>
          <table:table-cell table:style-name="ce28"/>
          <table:table-cell table:style-name="ce8" office:value-type="string">
            <text:p><text:a xlink:href="http://dashb-ssb.cern.ch/dashboard/request.py/sitehistory?site=T2_PL_Warsaw#currentView=site_readiness">T2_PL_Warsaw</text:a></text:p>
          </table:table-cell>
          <table:table-cell table:formula="of:=IF(COUNTIF([.$A$2:.$A$80];[.E45])&gt;0;&quot;-&quot;;&quot;X&quot;)" office:value-type="string" office:string-value="-">
            <text:p>-</text:p>
          </table:table-cell>
          <table:table-cell table:style-name="ce32" table:formula="of:=IF(COUNTIF([Script.$C$2:.$C$30];[.E45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RU_PNPI</text:p>
          </table:table-cell>
          <table:table-cell office:value-type="float" office:value="76">
            <text:p>76</text:p>
          </table:table-cell>
          <table:table-cell office:value-type="string">
            <text:p>skip</text:p>
          </table:table-cell>
          <table:table-cell table:style-name="ce8" office:value-type="string">
            <text:p>in waiting room</text:p>
          </table:table-cell>
          <table:table-cell table:style-name="ce8" office:value-type="string">
            <text:p><text:a xlink:href="http://dashb-ssb.cern.ch/dashboard/request.py/sitehistory?site=T2_PT_NCG_Lisbon#currentView=site_readiness">T2_PT_NCG_Lisbon</text:a></text:p>
          </table:table-cell>
          <table:table-cell table:formula="of:=IF(COUNTIF([.$A$2:.$A$80];[.E46])&gt;0;&quot;-&quot;;&quot;X&quot;)" office:value-type="string" office:string-value="-">
            <text:p>-</text:p>
          </table:table-cell>
          <table:table-cell table:style-name="ce32" table:formula="of:=IF(COUNTIF([Script.$C$2:.$C$30];[.E4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RU_RRC_KI</text:p>
          </table:table-cell>
          <table:table-cell office:value-type="float" office:value="0">
            <text:p>0</text:p>
          </table:table-cell>
          <table:table-cell office:value-type="string">
            <text:p>drain</text:p>
          </table:table-cell>
          <table:table-cell table:style-name="ce28" office:value-type="string">
            <text:p>in waiting room</text:p>
          </table:table-cell>
          <table:table-cell table:style-name="ce8" office:value-type="string">
            <text:p><text:a xlink:href="http://dashb-ssb.cern.ch/dashboard/request.py/sitehistory?site=T2_RU_IHEP#currentView=site_readiness">T2_RU_IHEP</text:a></text:p>
          </table:table-cell>
          <table:table-cell table:formula="of:=IF(COUNTIF([.$A$2:.$A$80];[.E47])&gt;0;&quot;-&quot;;&quot;X&quot;)" office:value-type="string" office:string-value="-">
            <text:p>-</text:p>
          </table:table-cell>
          <table:table-cell table:style-name="ce32" table:formula="of:=IF(COUNTIF([Script.$C$2:.$C$30];[.E4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RU_SINP</text:p>
          </table:table-cell>
          <table:table-cell office:value-type="float" office:value="100">
            <text:p>100</text:p>
          </table:table-cell>
          <table:table-cell office:value-type="string">
            <text:p>drain</text:p>
          </table:table-cell>
          <table:table-cell table:style-name="ce28" office:value-type="string">
            <text:p>in waiting room</text:p>
          </table:table-cell>
          <table:table-cell table:style-name="ce8" office:value-type="string">
            <text:p><text:a xlink:href="http://dashb-ssb.cern.ch/dashboard/request.py/sitehistory?site=T2_RU_INR#currentView=site_readiness">T2_RU_INR</text:a></text:p>
          </table:table-cell>
          <table:table-cell table:formula="of:=IF(COUNTIF([.$A$2:.$A$80];[.E48])&gt;0;&quot;-&quot;;&quot;X&quot;)" office:value-type="string" office:string-value="-">
            <text:p>-</text:p>
          </table:table-cell>
          <table:table-cell table:style-name="ce32" table:formula="of:=IF(COUNTIF([Script.$C$2:.$C$30];[.E48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6">
          <table:table-cell office:value-type="string">
            <text:p>T2_TR_METU</text:p>
          </table:table-cell>
          <table:table-cell office:value-type="float" office:value="200">
            <text:p>200</text:p>
          </table:table-cell>
          <table:table-cell/>
          <table:table-cell table:style-name="ce28" office:value-type="string">
            <text:p>Jul 29: out of waiting room</text:p>
          </table:table-cell>
          <table:table-cell table:style-name="ce8" office:value-type="string">
            <text:p><text:a xlink:href="http://dashb-ssb.cern.ch/dashboard/request.py/sitehistory?site=T2_RU_ITEP#currentView=site_readiness">T2_RU_ITEP</text:a></text:p>
          </table:table-cell>
          <table:table-cell table:formula="of:=IF(COUNTIF([.$A$2:.$A$80];[.E49])&gt;0;&quot;-&quot;;&quot;X&quot;)" office:value-type="string" office:string-value="-">
            <text:p>-</text:p>
          </table:table-cell>
          <table:table-cell table:style-name="ce32" table:formula="of:=IF(COUNTIF([Script.$C$2:.$C$30];[.E4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TW_Taiwan</text:p>
          </table:table-cell>
          <table:table-cell office:value-type="float" office:value="1000">
            <text:p>1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RU_JINR#currentView=site_readiness">T2_RU_JINR</text:a></text:p>
          </table:table-cell>
          <table:table-cell table:formula="of:=IF(COUNTIF([.$A$2:.$A$80];[.E50])&gt;0;&quot;-&quot;;&quot;X&quot;)" office:value-type="string" office:string-value="-">
            <text:p>-</text:p>
          </table:table-cell>
          <table:table-cell table:style-name="ce32" table:formula="of:=IF(COUNTIF([Script.$C$2:.$C$30];[.E50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6">
          <table:table-cell table:style-name="ce20" office:value-type="string">
            <text:p>T2_UA_KIPT</text:p>
          </table:table-cell>
          <table:table-cell office:value-type="float" office:value="200">
            <text:p>200</text:p>
          </table:table-cell>
          <table:table-cell office:value-type="string">
            <text:p>skip</text:p>
          </table:table-cell>
          <table:table-cell table:style-name="ce8" office:value-type="string">
            <text:p>Jul 30: SAM swinst to solve</text:p>
          </table:table-cell>
          <table:table-cell table:style-name="ce8" office:value-type="string">
            <text:p><text:a xlink:href="http://dashb-ssb.cern.ch/dashboard/request.py/sitehistory?site=T2_RU_PNPI#currentView=site_readiness">T2_RU_PNPI</text:a></text:p>
          </table:table-cell>
          <table:table-cell table:formula="of:=IF(COUNTIF([.$A$2:.$A$80];[.E51])&gt;0;&quot;-&quot;;&quot;X&quot;)" office:value-type="string" office:string-value="-">
            <text:p>-</text:p>
          </table:table-cell>
          <table:table-cell table:style-name="ce32" table:formula="of:=IF(COUNTIF([Script.$C$2:.$C$30];[.E5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K_London_Brunel</text:p>
          </table:table-cell>
          <table:table-cell office:value-type="float" office:value="1000">
            <text:p>1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RU_RRC_KI#currentView=site_readiness">T2_RU_RRC_KI</text:a></text:p>
          </table:table-cell>
          <table:table-cell table:formula="of:=IF(COUNTIF([.$A$2:.$A$80];[.E52])&gt;0;&quot;-&quot;;&quot;X&quot;)" office:value-type="string" office:string-value="-">
            <text:p>-</text:p>
          </table:table-cell>
          <table:table-cell table:style-name="ce32" table:formula="of:=IF(COUNTIF([Script.$C$2:.$C$30];[.E52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K_London_IC</text:p>
          </table:table-cell>
          <table:table-cell office:value-type="float" office:value="3000">
            <text:p>3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RU_SINP#currentView=site_readiness">T2_RU_SINP</text:a></text:p>
          </table:table-cell>
          <table:table-cell table:formula="of:=IF(COUNTIF([.$A$2:.$A$80];[.E53])&gt;0;&quot;-&quot;;&quot;X&quot;)" office:value-type="string" office:string-value="-">
            <text:p>-</text:p>
          </table:table-cell>
          <table:table-cell table:style-name="ce32" table:formula="of:=IF(COUNTIF([Script.$C$2:.$C$30];[.E53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K_SGrid_Bristol</text:p>
          </table:table-cell>
          <table:table-cell office:value-type="float" office:value="1000">
            <text:p>1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TH_CUNSTDA#currentView=site_readiness">T2_TH_CUNSTDA</text:a></text:p>
          </table:table-cell>
          <table:table-cell table:formula="of:=IF(COUNTIF([.$A$2:.$A$80];[.E54])&gt;0;&quot;-&quot;;&quot;X&quot;)" office:value-type="string" office:string-value="X">
            <text:p>X</text:p>
          </table:table-cell>
          <table:table-cell table:style-name="ce32" table:formula="of:=IF(COUNTIF([Script.$C$2:.$C$30];[.E54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K_SGrid_RALPP</text:p>
          </table:table-cell>
          <table:table-cell office:value-type="float" office:value="2000">
            <text:p>2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TR_METU#currentView=site_readiness">T2_TR_METU</text:a></text:p>
          </table:table-cell>
          <table:table-cell table:formula="of:=IF(COUNTIF([.$A$2:.$A$80];[.E55])&gt;0;&quot;-&quot;;&quot;X&quot;)" office:value-type="string" office:string-value="-">
            <text:p>-</text:p>
          </table:table-cell>
          <table:table-cell table:style-name="ce32" table:formula="of:=IF(COUNTIF([Script.$C$2:.$C$30];[.E55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S_Caltech</text:p>
          </table:table-cell>
          <table:table-cell office:value-type="float" office:value="4000">
            <text:p>4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TW_Taiwan#currentView=site_readiness">T2_TW_Taiwan</text:a></text:p>
          </table:table-cell>
          <table:table-cell table:formula="of:=IF(COUNTIF([.$A$2:.$A$80];[.E56])&gt;0;&quot;-&quot;;&quot;X&quot;)" office:value-type="string" office:string-value="-">
            <text:p>-</text:p>
          </table:table-cell>
          <table:table-cell table:style-name="ce32" table:formula="of:=IF(COUNTIF([Script.$C$2:.$C$30];[.E5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S_Florida</text:p>
          </table:table-cell>
          <table:table-cell office:value-type="float" office:value="4000">
            <text:p>4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UA_KIPT#currentView=site_readiness">T2_UA_KIPT</text:a></text:p>
          </table:table-cell>
          <table:table-cell table:formula="of:=IF(COUNTIF([.$A$2:.$A$80];[.E57])&gt;0;&quot;-&quot;;&quot;X&quot;)" office:value-type="string" office:string-value="-">
            <text:p>-</text:p>
          </table:table-cell>
          <table:table-cell table:style-name="ce32" table:formula="of:=IF(COUNTIF([Script.$C$2:.$C$30];[.E5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S_MIT</text:p>
          </table:table-cell>
          <table:table-cell office:value-type="float" office:value="5000">
            <text:p>5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UK_London_Brunel#currentView=site_readiness">T2_UK_London_Brunel</text:a></text:p>
          </table:table-cell>
          <table:table-cell table:formula="of:=IF(COUNTIF([.$A$2:.$A$80];[.E58])&gt;0;&quot;-&quot;;&quot;X&quot;)" office:value-type="string" office:string-value="-">
            <text:p>-</text:p>
          </table:table-cell>
          <table:table-cell table:style-name="ce32" table:formula="of:=IF(COUNTIF([Script.$C$2:.$C$30];[.E5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S_Nebraska</text:p>
          </table:table-cell>
          <table:table-cell office:value-type="float" office:value="6000">
            <text:p>6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UK_London_IC#currentView=site_readiness">T2_UK_London_IC</text:a></text:p>
          </table:table-cell>
          <table:table-cell table:formula="of:=IF(COUNTIF([.$A$2:.$A$80];[.E59])&gt;0;&quot;-&quot;;&quot;X&quot;)" office:value-type="string" office:string-value="-">
            <text:p>-</text:p>
          </table:table-cell>
          <table:table-cell table:style-name="ce32" table:formula="of:=IF(COUNTIF([Script.$C$2:.$C$30];[.E5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S_Purdue</text:p>
          </table:table-cell>
          <table:table-cell office:value-type="float" office:value="10000">
            <text:p>10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UK_SGrid_Bristol#currentView=site_readiness">T2_UK_SGrid_Bristol</text:a></text:p>
          </table:table-cell>
          <table:table-cell table:formula="of:=IF(COUNTIF([.$A$2:.$A$80];[.E60])&gt;0;&quot;-&quot;;&quot;X&quot;)" office:value-type="string" office:string-value="-">
            <text:p>-</text:p>
          </table:table-cell>
          <table:table-cell table:style-name="ce32" table:formula="of:=IF(COUNTIF([Script.$C$2:.$C$30];[.E60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S_UCSD</text:p>
          </table:table-cell>
          <table:table-cell office:value-type="float" office:value="2500">
            <text:p>25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UK_SGrid_RALPP#currentView=site_readiness">T2_UK_SGrid_RALPP</text:a></text:p>
          </table:table-cell>
          <table:table-cell table:formula="of:=IF(COUNTIF([.$A$2:.$A$80];[.E61])&gt;0;&quot;-&quot;;&quot;X&quot;)" office:value-type="string" office:string-value="-">
            <text:p>-</text:p>
          </table:table-cell>
          <table:table-cell table:style-name="ce32" table:formula="of:=IF(COUNTIF([Script.$C$2:.$C$30];[.E6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S_Vanderbilt</text:p>
          </table:table-cell>
          <table:table-cell office:value-type="float" office:value="5000">
            <text:p>5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US_Caltech#currentView=site_readiness">T2_US_Caltech</text:a></text:p>
          </table:table-cell>
          <table:table-cell table:formula="of:=IF(COUNTIF([.$A$2:.$A$80];[.E62])&gt;0;&quot;-&quot;;&quot;X&quot;)" office:value-type="string" office:string-value="-">
            <text:p>-</text:p>
          </table:table-cell>
          <table:table-cell table:style-name="ce32" table:formula="of:=IF(COUNTIF([Script.$C$2:.$C$30];[.E62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S_Wisconsin</text:p>
          </table:table-cell>
          <table:table-cell office:value-type="float" office:value="6000">
            <text:p>6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US_Florida#currentView=site_readiness">T2_US_Florida</text:a></text:p>
          </table:table-cell>
          <table:table-cell table:formula="of:=IF(COUNTIF([.$A$2:.$A$80];[.E63])&gt;0;&quot;-&quot;;&quot;X&quot;)" office:value-type="string" office:string-value="-">
            <text:p>-</text:p>
          </table:table-cell>
          <table:table-cell table:style-name="ce32" table:formula="of:=IF(COUNTIF([Script.$C$2:.$C$30];[.E63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3_US_Colorado</text:p>
          </table:table-cell>
          <table:table-cell office:value-type="float" office:value="6000">
            <text:p>6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US_MIT#currentView=site_readiness">T2_US_MIT</text:a></text:p>
          </table:table-cell>
          <table:table-cell table:formula="of:=IF(COUNTIF([.$A$2:.$A$80];[.E64])&gt;0;&quot;-&quot;;&quot;X&quot;)" office:value-type="string" office:string-value="-">
            <text:p>-</text:p>
          </table:table-cell>
          <table:table-cell table:style-name="ce32" table:formula="of:=IF(COUNTIF([Script.$C$2:.$C$30];[.E64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3_US_Omaha</text:p>
          </table:table-cell>
          <table:table-cell office:value-type="float" office:value="6000">
            <text:p>6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US_Nebraska#currentView=site_readiness">T2_US_Nebraska</text:a></text:p>
          </table:table-cell>
          <table:table-cell table:formula="of:=IF(COUNTIF([.$A$2:.$A$80];[.E65])&gt;0;&quot;-&quot;;&quot;X&quot;)" office:value-type="string" office:string-value="-">
            <text:p>-</text:p>
          </table:table-cell>
          <table:table-cell table:style-name="ce32" table:formula="of:=IF(COUNTIF([Script.$C$2:.$C$30];[.E65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table:number-columns-repeated="3"/>
          <table:table-cell table:style-name="ce16"/>
          <table:table-cell table:style-name="ce8" office:value-type="string">
            <text:p><text:a xlink:href="http://dashb-ssb.cern.ch/dashboard/request.py/sitehistory?site=T2_US_Purdue#currentView=site_readiness">T2_US_Purdue</text:a></text:p>
          </table:table-cell>
          <table:table-cell table:formula="of:=IF(COUNTIF([.$A$2:.$A$80];[.E66])&gt;0;&quot;-&quot;;&quot;X&quot;)" office:value-type="string" office:string-value="-">
            <text:p>-</text:p>
          </table:table-cell>
          <table:table-cell table:style-name="ce32" table:formula="of:=IF(COUNTIF([Script.$C$2:.$C$30];[.E6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table:number-columns-repeated="3"/>
          <table:table-cell table:style-name="ce16"/>
          <table:table-cell table:style-name="ce8" office:value-type="string">
            <text:p><text:a xlink:href="http://dashb-ssb.cern.ch/dashboard/request.py/sitehistory?site=T2_US_UCSD#currentView=site_readiness">T2_US_UCSD</text:a></text:p>
          </table:table-cell>
          <table:table-cell table:formula="of:=IF(COUNTIF([.$A$2:.$A$80];[.E67])&gt;0;&quot;-&quot;;&quot;X&quot;)" office:value-type="string" office:string-value="-">
            <text:p>-</text:p>
          </table:table-cell>
          <table:table-cell table:style-name="ce32" table:formula="of:=IF(COUNTIF([Script.$C$2:.$C$30];[.E6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table:number-columns-repeated="3"/>
          <table:table-cell table:style-name="ce16"/>
          <table:table-cell table:style-name="ce8" office:value-type="string">
            <text:p><text:a xlink:href="http://dashb-ssb.cern.ch/dashboard/request.py/sitehistory?site=T2_US_Vanderbilt#currentView=site_readiness">T2_US_Vanderbilt</text:a></text:p>
          </table:table-cell>
          <table:table-cell table:formula="of:=IF(COUNTIF([.$A$2:.$A$80];[.E68])&gt;0;&quot;-&quot;;&quot;X&quot;)" office:value-type="string" office:string-value="-">
            <text:p>-</text:p>
          </table:table-cell>
          <table:table-cell table:style-name="ce32" table:formula="of:=IF(COUNTIF([Script.$C$2:.$C$30];[.E6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table:number-columns-repeated="3"/>
          <table:table-cell table:style-name="ce16"/>
          <table:table-cell table:style-name="ce8" office:value-type="string">
            <text:p><text:a xlink:href="http://dashb-ssb.cern.ch/dashboard/request.py/sitehistory?site=T2_US_Wisconsin#currentView=site_readiness">T2_US_Wisconsin</text:a></text:p>
          </table:table-cell>
          <table:table-cell table:formula="of:=IF(COUNTIF([.$A$2:.$A$80];[.E69])&gt;0;&quot;-&quot;;&quot;X&quot;)" office:value-type="string" office:string-value="-">
            <text:p>-</text:p>
          </table:table-cell>
          <table:table-cell table:style-name="ce32" table:formula="of:=IF(COUNTIF([Script.$C$2:.$C$30];[.E6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table:number-columns-repeated="2"/>
          <table:table-cell table:style-name="Default"/>
          <table:table-cell table:number-columns-repeated="3"/>
          <table:table-cell table:style-name="ce32"/>
          <table:table-cell table:style-name="ce8" table:number-columns-repeated="7"/>
        </table:table-row>
        <table:table-row table:style-name="ro8">
          <table:table-cell table:number-columns-repeated="2"/>
          <table:table-cell table:style-name="Default"/>
          <table:table-cell table:number-columns-repeated="2"/>
          <table:table-cell table:style-name="ce25" table:number-columns-repeated="2"/>
          <table:table-cell table:style-name="ce8" table:number-columns-repeated="7"/>
        </table:table-row>
        <table:table-row table:style-name="ro8" table:number-rows-repeated="2">
          <table:table-cell table:number-columns-repeated="5"/>
          <table:table-cell table:style-name="ce25" table:number-columns-repeated="2"/>
          <table:table-cell table:style-name="ce8" table:number-columns-repeated="7"/>
        </table:table-row>
        <table:table-row table:style-name="ro8" table:number-rows-repeated="1048502">
          <table:table-cell table:number-columns-repeated="14"/>
        </table:table-row>
        <table:table-row table:style-name="ro8">
          <table:table-cell table:number-columns-repeated="14"/>
        </table:table-row>
      </table:table>
      <table:database-ranges>
        <table:database-range table:target-range-address="'workflow drain'.A1:'workflow drain'.G6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</number:text>
      <number:number number:decimal-places="2" number:min-integer-digits="1" number:grouping="true"/>
      <number:text> </number:text>
    </number:number-style>
    <number:number-style style:name="N120P1" style:volatile="true">
      <number:text> $(</number:text>
      <number:number number:decimal-places="2" number:min-integer-digits="1" number:grouping="true"/>
      <number:text>)</number:text>
    </number:number-style>
    <number:number-style style:name="N120P2" style:volatile="true">
      <number:text> $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4P0" style:volatile="true">
      <number:currency-symbol>CHF</number:currency-symbol>
      <number:text> </number:text>
      <number:number number:decimal-places="2" number:min-integer-digits="1" number:grouping="true"/>
      <number:text> </number:text>
    </number:currency-style>
    <number:currency-style style:name="N124P1" style:volatile="true">
      <number:currency-symbol>CHF</number:currency-symbol>
      <number:text> (</number:text>
      <number:number number:decimal-places="2" number:min-integer-digits="1" number:grouping="true"/>
      <number:text>)</number:text>
    </number:currency-style>
    <number:currency-style style:name="N124P2" style:volatile="true">
      <number:currency-symbol>CHF</number:currency-symbol>
      <number:text> -</number:text>
      <number:number number:decimal-places="0" number:min-integer-digits="0"/>
      <number:text>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6P0" style:volatile="true">
      <number:day/>
      <number:text>-</number:text>
      <number:month number:textual="true"/>
    </number:date-style>
    <number:text-style style:name="N126">
      <number:text-content/>
      <style:map style:condition="value()&gt;=0" style:apply-style-name="N126P0"/>
    </number:text-style>
    <number:currency-style style:name="N130P0" style:volatile="true">
      <number:currency-symbol>JPY</number:currency-symbol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>JPY</number:currency-symbol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>JPY</number:currency-symbol>
      <number:text> -</number:text>
      <number:number number:decimal-places="0" number:min-integer-digits="0"/>
      <number:text>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">
      <number:currency-symbol number:language="ja" number:country="JP">¥</number:currency-symbol>
      <number:text> </number:text>
      <number:number number:decimal-places="2" number:min-integer-digits="1" number:grouping="true"/>
    </number:currency-style>
    <number:currency-style style:name="N132">
      <number:currency-symbol number:language="ja" number:country="JP">¥</number:currency-symbol>
      <number:number number:decimal-places="2" number:min-integer-digits="1" number:grouping="true"/>
    </number:currency-style>
    <number:currency-style style:name="N133">
      <number:currency-symbol number:language="ja" number:country="JP">¥</number:currency-symbol>
      <number:number number:decimal-places="0" number:min-integer-digits="1" number:grouping="true"/>
    </number:currency-style>
    <number:currency-style style:name="N137P0" style:volatile="true">
      <number:currency-symbol number:language="ja" number:country="JP">¥</number:currency-symbol>
      <number:number number:decimal-places="2" number:min-integer-digits="1" number:grouping="true"/>
      <number:text> </number:text>
    </number:currency-style>
    <number:currency-style style:name="N137P1" style:volatile="true">
      <number:text>-</number:text>
      <number:currency-symbol number:language="ja" number:country="JP">¥</number:currency-symbol>
      <number:number number:decimal-places="2" number:min-integer-digits="1" number:grouping="true"/>
      <number:text> </number:text>
    </number:currency-style>
    <number:currency-style style:name="N137P2" style:volatile="true">
      <number:currency-symbol number:language="ja" number:country="JP">¥</number:currency-symbol>
      <number:text>-</number:text>
      <number:number number: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41P0" style:volatile="true">
      <number:currency-symbol number:language="zh" number:country="CN">¥</number:currency-symbol>
      <number:number number:decimal-places="2" number:min-integer-digits="1" number:grouping="true"/>
      <number:text> </number:text>
    </number:currency-style>
    <number:currency-style style:name="N141P1" style:volatile="true">
      <number:currency-symbol number:language="zh" number:country="CN">¥</number:currency-symbol>
      <number:text>-</number:text>
      <number:number number:decimal-places="2" number:min-integer-digits="1" number:grouping="true"/>
      <number:text> </number:text>
    </number:currency-style>
    <number:currency-style style:name="N141P2" style:volatile="true">
      <number:currency-symbol number:language="zh" number:country="CN">¥</number:currency-symbol>
      <number:text>-</number:text>
      <number:number number:decimal-places="0" number:min-integer-digits="0"/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1"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time-style style:name="N5146" number:language="en" number:country="US">
      <number:minutes number:style="long"/>
      <number:text>:</number:text>
      <number:seconds number:style="long"/>
    </number:time-style>
    <number:time-style style:name="N514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8" number:language="en" number:country="US">
      <number:minutes number:style="long"/>
      <number:text>:</number:text>
      <number:seconds number:style="long" number:decimal-places="1"/>
    </number:time-style>
    <number:number-style style:name="N514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0">07/30/2013</text:date>, <text:time>15:55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3T16:39:50</meta:creation-date>
    <dc:date>2013-07-30T15:55:36</dc:date>
    <meta:editing-duration>PT17H39M46S</meta:editing-duration>
    <meta:editing-cycles>91</meta:editing-cycles>
    <meta:generator>OpenOffice.org/3.4.1$Unix OpenOffice.org_project/341m1$Build-9593</meta:generator>
    <meta:document-statistic meta:table-count="4" meta:cell-count="953" meta:object-count="0"/>
    <meta:user-defined meta:name=""/>
  </office:meta>
</office:document-meta>
</file>